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in" fo:margin-bottom="0in"/>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Preformatted_20_Text">
      <style:paragraph-properties fo:margin-top="0in" fo:margin-bottom="0.1965in"/>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vertical-pos="top" style:vertical-rel="baseline" fo:padding="0in" fo:border="none" draw:ole-draw-aspect="1" draw:visible-area-top="0in" draw:visible-area-width="3.937in" draw:visible-area-height="3.937in"/>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c:8"/><text:a xlink:type="simple" xlink:href="http://railstutorial.org/chapters/sign-up?version=2.3#top">Chapter 8 Sign up</text:a></text:h>
      <text:p text:style-name="Text_20_body"/>
      <text:p text:style-name="Text_20_body"/>
      <text:section text:style-name="Sect1" text:name="book">
        <text:p text:style-name="Text_20_body">Now that we have a working User model, it’s time to add an ability few websites can live with out: letting users sign up for the site—thus fulfilling the promise implicit in <text:a xlink:type="simple" xlink:href="http://railstutorial.org/chapters/filling-in-the-layout?version=2.3#sec:user_signup">Section 5.3</text:a>, “User signup: A first step”. We’ll use an HTML <text:span text:style-name="Emphasis">form</text:span> to submit user signup information to our application in <text:a xlink:type="simple" xlink:href="http://railstutorial.org/chapters/sign-up?version=2.3#sec:signup_form">Section 8.1</text:a>, which will then be used to create a new user and save its attributes to the database in <text:a xlink:type="simple" xlink:href="http://railstutorial.org/chapters/sign-up?version=2.3#sec:signup_success">Section 8.3</text:a>. As usual, we’ll write tests as we develop, and in <text:a xlink:type="simple" xlink:href="http://railstutorial.org/chapters/sign-up?version=2.3#sec:rspec_integration_tests">Section 8.4</text:a> we’ll combine RSpec with the remarkable <text:span text:style-name="Emphasis">Webrat</text:span> utility to write succinct and expressive integration tests.</text:p>
        <text:p text:style-name="Text_20_body">Since we’ll be creating a new user in this chapter, you might want to reset the database to clear out any users created at the console (e.g., in <text:a xlink:type="simple" xlink:href="http://railstutorial.org/chapters/modeling-and-viewing-users-two?version=2.3#sec:a_name_and_a_gravatar">Section 7.3.2</text:a>), so that your results will match those shown in the tutorial. You can do this as follows:</text:p>
        <text:p text:style-name="P6">$ rake db:reset</text:p>
        <text:p text:style-name="Text_20_body">If you’re following along with version control, make a topic branch as usual:</text:p>
        <text:p text:style-name="Preformatted_20_Text">$ git checkout master</text:p>
        <text:p text:style-name="P6">$ git checkout -b signing-up</text:p>
        <text:section text:style-name="Sect1" text:name="sec:signup_form">
          <text:p text:style-name="Text_20_body"/>
        </text:section>
        <text:h text:style-name="Heading_20_2" text:outline-level="2"><text:bookmark text:name="sec:8.1"/><text:a xlink:type="simple" xlink:href="http://railstutorial.org/chapters/sign-up?version=2.3#sec:signup_form">8.1 Signup form</text:a></text:h>
        <text:p text:style-name="Text_20_body">Recall from <text:a xlink:type="simple" xlink:href="http://railstutorial.org/chapters/filling-in-the-layout?version=2.3#sec:users_controller">Section 5.3.1</text:a> that we already have tests for the new users (signup) page, originally seen in <text:a xlink:type="simple" xlink:href="http://railstutorial.org/chapters/filling-in-the-layout?version=2.3#code:signup_title_test">Listing 5.25</text:a> and reproduced in <text:a xlink:type="simple" xlink:href="http://railstutorial.org/chapters/sign-up?version=2.3#code:new_users_tests">Listing 8.1</text:a>. (As promised in <text:a xlink:type="simple" xlink:href="http://railstutorial.org/chapters/modeling-and-viewing-users-two?version=2.3#sec:tests_with_factories">Section 7.3.1</text:a>, we’ve switched from <text:span text:style-name="Source_20_Text">get ’new’</text:span> to <text:span text:style-name="Source_20_Text">get :new</text:span> because that’s what my fingers want to type.) In addition, we saw in <text:a xlink:type="simple" xlink:href="http://railstutorial.org/chapters/filling-in-the-layout?version=2.3#fig:blank_signup_page">Figure 5.11</text:a> (shown again in <text:a xlink:type="simple" xlink:href="http://railstutorial.org/chapters/sign-up?version=2.3#fig:blank_signup_page_recap">Figure 8.1</text:a>) that this signup page is currently blank: useless for signing up new users. The goal of this section is to start changing this sad state of affairs by producing the signup form mocked up in <text:a xlink:type="simple" xlink:href="http://railstutorial.org/chapters/sign-up?version=2.3#fig:signup_mockup">Figure 8.2</text:a>.</text:p>
        <text:section text:style-name="Sect1" text:name="code:new_users_tests">
          <text:p text:style-name="Text_20_body"/>
        </text:section>
        <text:p text:style-name="Text_20_body">Listing 8.1. The tests for the new users page (first seen in <text:a xlink:type="simple" xlink:href="http://railstutorial.org/chapters/filling-in-the-layout?version=2.3#code:signup_title_test">Listing 5.25</text:a>). <text:line-break/><text:span text:style-name="Source_20_Text">spec/controllers/users_controller_spec.rb</text:span> <draw:frame draw:name="clippy" text:anchor-type="as-char" svg:width="1.1457in" svg:height="0.1457in" draw:z-index="0"><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0A%20%20describe%20%22GET%20'new'%22%20do%0A%20%20%20%20%0A%20%20%20%20it%20%22should%20be%20successful%22%20do%0A%20%20%20%20%20%20get%20:new%0A%20%20%20%20%20%20response.should%20be_success%0A%20%20%20%20end%0A%20%20%20%20%0A%20%20%20%20it%20%22should%20have%20the%20right%20title%22%20do%0A%20%20%20%20%20%20get%20:new%0A%20%20%20%20%20%20response.should%20have_tag(%22title%22,%20/Sign%20up/)%0A%20%20%20%20end%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
        <text:p text:style-name="Preformatted_20_Text"><text:s text:c="2"/>describe "GET 'new'" do</text:p>
        <text:p text:style-name="Preformatted_20_Text"/>
        <text:p text:style-name="Preformatted_20_Text"><text:s text:c="4"/>it "should be successful" do</text:p>
        <text:p text:style-name="Preformatted_20_Text"><text:s text:c="6"/>get :new</text:p>
        <text:p text:style-name="Preformatted_20_Text"><text:s text:c="6"/>response.should be_success</text:p>
        <text:p text:style-name="Preformatted_20_Text"><text:s text:c="4"/>end</text:p>
        <text:p text:style-name="Preformatted_20_Text"/>
        <text:p text:style-name="Preformatted_20_Text"><text:s text:c="4"/>it "should have the right title" do</text:p>
        <text:p text:style-name="Preformatted_20_Text"><text:s text:c="6"/>get :new</text:p>
        <text:p text:style-name="Preformatted_20_Text"><text:soft-page-break/><text:s text:c="6"/>response.should have_tag("title", /Sign up/)</text:p>
        <text:p text:style-name="Preformatted_20_Text"><text:s text:c="4"/>end</text:p>
        <text:p text:style-name="Preformatted_20_Text"><text:s text:c="2"/>end</text:p>
        <text:p text:style-name="Preformatted_20_Text"><text:s text:c="2"/>.</text:p>
        <text:p text:style-name="Preformatted_20_Text"><text:s text:c="2"/>.</text:p>
        <text:p text:style-name="Preformatted_20_Text"><text:s text:c="2"/>.</text:p>
        <text:p text:style-name="P6">end</text:p>
        <text:section text:style-name="Sect1" text:name="fig:blank_signup_page_recap">
          <text:p text:style-name="Text_20_body"/>
        </text:section>
        <text:p text:style-name="P3"><draw:frame draw:style-name="fr1" draw:name="graphics1" text:anchor-type="as-char" svg:width="0.7862in" svg:height="0.3929in" draw:z-index="1"><draw:image xlink:href="http://railstutorial.org/images/figures/blank_signup_page.png" xlink:type="simple" xlink:show="embed" xlink:actuate="onLoad"/><svg:title>blank_signup_page</svg:title></draw:frame></text:p>
        <text:p text:style-name="P3">Figure 8.1: The current state of the signup page <text:a xlink:type="simple" xlink:href="http://localhost:3000/signup"><text:span text:style-name="Teletype">/signup</text:span></text:a>. <text:a xlink:type="simple" xlink:href="http://www.railstutorial.org/images/figures/blank_signup_page-full.png">(full size)</text:a></text:p>
        <text:section text:style-name="Sect1" text:name="fig:signup_mockup">
          <text:p text:style-name="P3"/>
        </text:section>
        <text:p text:style-name="P3"><draw:frame draw:style-name="fr1" draw:name="graphics2" text:anchor-type="as-char" svg:width="0.7862in" svg:height="0.3929in" draw:z-index="2"><draw:image xlink:href="http://railstutorial.org/images/figures/signup_mockup.png" xlink:type="simple" xlink:show="embed" xlink:actuate="onLoad"/><svg:title>signup_mockup</svg:title></draw:frame></text:p>
        <text:p text:style-name="P3">Figure 8.2: A mockup of the user signup page. <text:a xlink:type="simple" xlink:href="http://www.railstutorial.org/images/figures/signup_mockup-full.png">(full size)</text:a></text:p>
        <text:section text:style-name="Sect1" text:name="sec:using_form_for">
          <text:p text:style-name="P3"/>
        </text:section>
        <text:h text:style-name="Heading_20_3" text:outline-level="3"><text:bookmark text:name="sec:8.1.1"/><text:a xlink:type="simple" xlink:href="http://railstutorial.org/chapters/sign-up?version=2.3#sec:using_form_for">8.1.1 Using </text:a><text:a xlink:type="simple" xlink:href="http://railstutorial.org/chapters/sign-up?version=2.3#sec:using_form_for"><text:span text:style-name="Source_20_Text">form_for</text:span></text:a></text:h>
        <text:p text:style-name="Text_20_body">The HTML element needed for submitting information to a remote website is a <text:span text:style-name="Emphasis">form</text:span>, which suggests a good first step toward registering users is to make a form to accept their signup information. We can accomplish this in Rails with the <text:span text:style-name="Source_20_Text">form_for</text:span> helper method; the result appears in <text:a xlink:type="simple" xlink:href="http://railstutorial.org/chapters/sign-up?version=2.3#code:new_user_form">Listing 8.2</text:a>.</text:p>
        <text:section text:style-name="Sect1" text:name="code:new_user_form">
          <text:p text:style-name="Text_20_body"/>
        </text:section>
        <text:p text:style-name="Text_20_body">Listing 8.2. A form to sign up new users. <text:line-break/><text:span text:style-name="Source_20_Text">app/views/users/new.html.erb</text:span> <draw:frame draw:name="clippy" text:anchor-type="as-char" svg:width="1.1457in" svg:height="0.1457in" draw:z-index="3"><draw:plugin xlink:href="http://railstutorial.org/flash/clippy.swf" xlink:type="simple" xlink:show="embed" xlink:actuate="onLoad" draw:mime-type="application/x-shockwave-flash"><draw:param draw:name="bgcolor" draw:value="#ffffff"/><draw:param draw:name="flashvars" draw:value="text=%3Ch2%3ESign%20up%3C/h2%3E%0A%0A%3C%25%20form_for(@user)%20do%20%7Cf%7C%20%25%3E%0A%20%20%3Cdiv%20class=%22field%22%3E%0A%20%20%20%20%3C%25=%20f.label%20:name%20%25%3E%3Cbr%20/%3E%0A%20%20%20%20%3C%25=%20f.text_field%20:name%20%25%3E%0A%20%20%3C/div%3E%0A%20%20%3Cdiv%20class=%22field%22%3E%0A%20%20%20%20%3C%25=%20f.label%20:email%20%25%3E%3Cbr%20/%3E%0A%20%20%20%20%3C%25=%20f.text_field%20:email%20%25%3E%0A%20%20%3C/div%3E%0A%20%20%3Cdiv%20class=%22field%22%3E%0A%20%20%20%20%3C%25=%20f.label%20:password%20%25%3E%3Cbr%20/%3E%0A%20%20%20%20%3C%25=%20f.password_field%20:password%20%25%3E%0A%20%20%3C/div%3E%0A%20%20%3Cdiv%20class=%22field%22%3E%0A%20%20%20%20%3C%25=%20f.label%20:password_confirmation,%20%22Confirmation%22%20%25%3E%3Cbr%20/%3E%0A%20%20%20%20%3C%25=%20f.password_field%20:password_confirmation%20%25%3E%0A%20%20%3C/div%3E%0A%20%20%3Cdiv%20class=%22actions%22%3E%0A%20%20%20%20%3C%25=%20f.submit%20%22Sign%20up%22%20%25%3E%0A%20%20%3C/div%3E%0A%3C%25%20end%20%25%3E%0A"/><draw:param draw:name="pluginspage" draw:value="http://www.macromedia.com/go/getflashplayer"/><draw:param draw:name="allowscriptaccess" draw:value="always"/><draw:param draw:name="quality" draw:value="high"/></draw:plugin></draw:frame> </text:p>
        <text:p text:style-name="Preformatted_20_Text">&lt;h2&gt;Sign up&lt;/h2&gt;</text:p>
        <text:p text:style-name="Preformatted_20_Text"/>
        <text:p text:style-name="Preformatted_20_Text">&lt;% form_for(@user) do |f| %&gt;</text:p>
        <text:p text:style-name="Preformatted_20_Text"><text:s text:c="2"/>&lt;div class="field"&gt;</text:p>
        <text:p text:style-name="Preformatted_20_Text"><text:s text:c="4"/>&lt;%= f.label :name %&gt;&lt;br /&gt;</text:p>
        <text:p text:style-name="Preformatted_20_Text"><text:s text:c="4"/>&lt;%= f.text_field :name %&gt;</text:p>
        <text:p text:style-name="Preformatted_20_Text"><text:s text:c="2"/>&lt;/div&gt;</text:p>
        <text:p text:style-name="Preformatted_20_Text"><text:s text:c="2"/>&lt;div class="field"&gt;</text:p>
        <text:p text:style-name="Preformatted_20_Text"><text:s text:c="4"/>&lt;%= f.label :email %&gt;&lt;br /&gt;</text:p>
        <text:p text:style-name="Preformatted_20_Text"><text:s text:c="4"/>&lt;%= f.text_field :email %&gt;</text:p>
        <text:p text:style-name="Preformatted_20_Text"><text:s text:c="2"/>&lt;/div&gt;</text:p>
        <text:p text:style-name="Preformatted_20_Text"><text:s text:c="2"/>&lt;div class="field"&gt;</text:p>
        <text:p text:style-name="Preformatted_20_Text"><text:s text:c="4"/>&lt;%= f.label :password %&gt;&lt;br /&gt;</text:p>
        <text:p text:style-name="Preformatted_20_Text"><text:s text:c="4"/>&lt;%= f.password_field :password %&gt;</text:p>
        <text:p text:style-name="Preformatted_20_Text"><text:s text:c="2"/>&lt;/div&gt;</text:p>
        <text:p text:style-name="Preformatted_20_Text"><text:s text:c="2"/>&lt;div class="field"&gt;</text:p>
        <text:p text:style-name="Preformatted_20_Text"><text:s text:c="4"/>&lt;%= f.label :password_confirmation, "Confirmation" %&gt;&lt;br /&gt;</text:p>
        <text:p text:style-name="Preformatted_20_Text"><text:s text:c="4"/>&lt;%= f.password_field :password_confirmation %&gt;</text:p>
        <text:p text:style-name="Preformatted_20_Text"><text:s text:c="2"/>&lt;/div&gt;</text:p>
        <text:p text:style-name="Preformatted_20_Text"><text:s text:c="2"/>&lt;div class="actions"&gt;</text:p>
        <text:p text:style-name="Preformatted_20_Text"><text:s text:c="4"/>&lt;%= f.submit "Sign up" %&gt;</text:p>
        <text:p text:style-name="Preformatted_20_Text"><text:s text:c="2"/>&lt;/div&gt;</text:p>
        <text:p text:style-name="P6">&lt;% end %&gt;</text:p>
        <text:p text:style-name="Text_20_body">Let’s break this down into pieces. The presence of the <text:span text:style-name="Source_20_Text">do</text:span> keyword indicates that <text:span text:style-name="Source_20_Text">form_for</text:span> takes a block (<text:a xlink:type="simple" xlink:href="http://railstutorial.org/chapters/rails-flavored-ruby?version=2.3#sec:blocks">Section 4.3.2</text:a>), which has one variable, which we’ve called <text:span text:style-name="Source_20_Text">f</text:span> for “form”. Inside of the <text:soft-page-break/><text:span text:style-name="Source_20_Text">form_for</text:span> helper, <text:span text:style-name="Source_20_Text">f</text:span> is an object that represents a form; as is usually the case with Rails helpers, we don’t need to know any details about the implementation, but what we <text:span text:style-name="Emphasis">do</text:span> need to know is what the <text:span text:style-name="Source_20_Text">f</text:span> object does: when called with a method corresponding to an <text:a xlink:type="simple" xlink:href="http://www.w3schools.com/html/html_forms.asp">HTML form element</text:a>—such as a text field, radio button, or password field—it returns code for that element specifically designed to set an attribute of the <text:span text:style-name="Source_20_Text">@user</text:span> object. In other words,</text:p>
        <text:p text:style-name="Preformatted_20_Text"><text:s text:c="2"/>&lt;div class="field"&gt;</text:p>
        <text:p text:style-name="Preformatted_20_Text"><text:s text:c="4"/>&lt;%= f.label :name %&gt;&lt;br /&gt;</text:p>
        <text:p text:style-name="Preformatted_20_Text"><text:s text:c="4"/>&lt;%= f.text_field :name %&gt;</text:p>
        <text:p text:style-name="P6"><text:s text:c="2"/>&lt;/div&gt;</text:p>
        <text:p text:style-name="Text_20_body">creates the HTML needed to make a labeled text field element appropriate for setting the <text:span text:style-name="Source_20_Text">name</text:span> attribute of a User model.</text:p>
        <text:p text:style-name="Text_20_body">To see this in action, we need to drill down and look at the actual HTML produced by this form, but here we have a problem: the page currently breaks, because we have not set the <text:span text:style-name="Source_20_Text">@user</text:span> variable—like all undefined instance variables (<text:a xlink:type="simple" xlink:href="http://railstutorial.org/chapters/rails-flavored-ruby?version=2.3#sec:objects_and_message_passing">Section 4.2.3</text:a>), <text:span text:style-name="Source_20_Text">@user</text:span> is currently <text:span text:style-name="Source_20_Text">nil</text:span>. Appropriately, if you run your test suite at this point, you’ll see that the signup page tests fail. To get them to pass and get our form to render, we must define an <text:span text:style-name="Source_20_Text">@user</text:span> variable in the controller action corresponding to <text:span text:style-name="Source_20_Text">new.html.erb</text:span>, i.e., the <text:span text:style-name="Source_20_Text">new</text:span> action in the Users controller. The <text:span text:style-name="Source_20_Text">form_for</text:span> helper expects <text:span text:style-name="Source_20_Text">@user</text:span> to be a User object, and since we’re creating a <text:span text:style-name="Emphasis">new</text:span> user we simply use <text:span text:style-name="Source_20_Text">User.new</text:span>, as seen in <text:a xlink:type="simple" xlink:href="http://railstutorial.org/chapters/sign-up?version=2.3#code:new_action_with_user">Listing 8.3</text:a>.</text:p>
        <text:section text:style-name="Sect1" text:name="code:new_action_with_user">
          <text:p text:style-name="Text_20_body"/>
        </text:section>
        <text:p text:style-name="Text_20_body">Listing 8.3. Adding an <text:span text:style-name="Source_20_Text">@user</text:span> variable to the <text:span text:style-name="Source_20_Text">new</text:span> action. <text:line-break/><text:span text:style-name="Source_20_Text">app/controllers/users_controller.rb</text:span> <draw:frame draw:name="clippy" text:anchor-type="as-char" svg:width="1.1457in" svg:height="0.1457in" draw:z-index="4"><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new%0A%20%20%20%20@user%20=%20User.new%0A%20%20%20%20@title%20=%20%22Sign%20up%22%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new</text:p>
        <text:p text:style-name="Preformatted_20_Text"><text:s text:c="4"/>@user = User.new</text:p>
        <text:p text:style-name="Preformatted_20_Text"><text:s text:c="4"/>@title = "Sign up"</text:p>
        <text:p text:style-name="Preformatted_20_Text"><text:s text:c="2"/>end</text:p>
        <text:p text:style-name="P6">end</text:p>
        <text:p text:style-name="Text_20_body">With the <text:span text:style-name="Source_20_Text">@user</text:span> variable so defined, the tests should be passing again,<text:bookmark text:name="fnref:8.1"/><text:a xlink:type="simple" xlink:href="http://railstutorial.org/chapters/sign-up?version=2.3#fn:8.1">1</text:a> and now the form (with the tiny bit of styling from <text:a xlink:type="simple" xlink:href="http://railstutorial.org/chapters/sign-up?version=2.3#code:form_css">Listing 8.4</text:a>) appears as in <text:a xlink:type="simple" xlink:href="http://railstutorial.org/chapters/sign-up?version=2.3#fig:signup_form">Figure 8.3</text:a>.</text:p>
        <text:section text:style-name="Sect1" text:name="code:form_css">
          <text:p text:style-name="Text_20_body"/>
        </text:section>
        <text:p text:style-name="Text_20_body">Listing 8.4. A <text:a xlink:type="simple" xlink:href="http://www.youtube.com/watch?v=MlfcF1I5e_g">wafer-thin</text:a> amount of CSS for the signup form. <text:line-break/><text:span text:style-name="Source_20_Text">public/stylesheets/custom.css</text:span> <draw:frame draw:name="clippy" text:anchor-type="as-char" svg:width="1.1457in" svg:height="0.1457in" draw:z-index="5"><draw:plugin xlink:href="http://railstutorial.org/flash/clippy.swf" xlink:type="simple" xlink:show="embed" xlink:actuate="onLoad" draw:mime-type="application/x-shockwave-flash"><draw:param draw:name="bgcolor" draw:value="#ffffff"/><draw:param draw:name="flashvars" draw:value="text=.%0A.%0A.%0Adiv.field,%20div.actions%20%7B%0A%20%20margin%2Dbottom:%2010px;%0A%7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div.field, div.actions {</text:p>
        <text:p text:style-name="Preformatted_20_Text"><text:s text:c="2"/>margin-bottom: 10px;</text:p>
        <text:p text:style-name="P6">}</text:p>
        <text:section text:style-name="Sect1" text:name="fig:signup_form">
          <text:p text:style-name="Text_20_body"/>
        </text:section>
        <text:p text:style-name="P3"><text:soft-page-break/><draw:frame draw:style-name="fr1" draw:name="graphics3" text:anchor-type="as-char" svg:width="0.7862in" svg:height="0.3929in" draw:z-index="6"><draw:image xlink:href="http://railstutorial.org/images/figures/signup_form.png" xlink:type="simple" xlink:show="embed" xlink:actuate="onLoad"/><svg:title>signup_form</svg:title></draw:frame></text:p>
        <text:p text:style-name="P3">Figure 8.3: The signup form <text:a xlink:type="simple" xlink:href="http://localhost:3000/signup"><text:span text:style-name="Teletype">/signup</text:span></text:a> for new users. <text:a xlink:type="simple" xlink:href="http://www.railstutorial.org/images/figures/signup_form-full.png">(full size)</text:a></text:p>
        <text:section text:style-name="Sect1" text:name="sec:the_form_html">
          <text:p text:style-name="P3"/>
        </text:section>
        <text:h text:style-name="Heading_20_3" text:outline-level="3"><text:bookmark text:name="sec:8.1.2"/><text:a xlink:type="simple" xlink:href="http://railstutorial.org/chapters/sign-up?version=2.3#sec:the_form_html">8.1.2 The form HTML</text:a></text:h>
        <text:p text:style-name="Text_20_body">As indicated by <text:a xlink:type="simple" xlink:href="http://railstutorial.org/chapters/sign-up?version=2.3#fig:signup_form">Figure 8.3</text:a>, the signup page now renders properly, indicating that the <text:span text:style-name="Source_20_Text">form_for</text:span> code in <text:a xlink:type="simple" xlink:href="http://railstutorial.org/chapters/sign-up?version=2.3#code:new_user_form">Listing 8.2</text:a> is producing valid HTML. If you look at the HTML for the generated form (using either <text:a xlink:type="simple" xlink:href="http://getfirebug.com/">Firebug</text:a> or the “view page source” feature of your browser), you should see markup as in <text:a xlink:type="simple" xlink:href="http://railstutorial.org/chapters/sign-up?version=2.3#code:signup_form_html">Listing 8.5</text:a>. Although many of the details are irrelevant for our purposes, let’s take a moment to highlight the most important parts of its structure.</text:p>
        <text:section text:style-name="Sect1" text:name="code:signup_form_html">
          <text:p text:style-name="Text_20_body"/>
        </text:section>
        <text:p text:style-name="Text_20_body">Listing 8.5. The HTML for the form in <text:a xlink:type="simple" xlink:href="http://railstutorial.org/chapters/sign-up?version=2.3#fig:signup_form">Figure 8.3</text:a>. <draw:frame draw:name="clippy" text:anchor-type="as-char" svg:width="1.1457in" svg:height="0.1457in" draw:z-index="7"><draw:plugin xlink:href="http://railstutorial.org/flash/clippy.swf" xlink:type="simple" xlink:show="embed" xlink:actuate="onLoad" draw:mime-type="application/x-shockwave-flash"><draw:param draw:name="bgcolor" draw:value="#ffffff"/><draw:param draw:name="flashvars" draw:value="text=%3Cform%20action=%22/users%22%20class=%22new_user%22%20id=%22new_user%22%20method=%22post%22%3E%0A%3Cdiv%20style=%22margin:0;padding:0;display:inline%22%3E%0A%3Cinput%20name=%22authenticity_token%22%20type=%22hidden%22%0A%20%20%20%20%20%20%20value=%22rB82sI7Qw5J9J1UMILG/VQL411vH5putR%2BJwlxLScMQ=%22%20/%3E%0A%3C/div%3E%0A%0A%20%20%3Cdiv%20class=%22field%22%3E%0A%20%20%20%20%3Clabel%20for=%22user_name%22%3EName%3C/label%3E%3Cbr%20/%3E%0A%20%20%20%20%3Cinput%20id=%22user_name%22%20name=%22user[name]%22%20size=%2230%22%20type=%22text%22%20/%3E%0A%20%20%3C/div%3E%0A%0A%20%20%3Cdiv%20class=%22field%22%3E%0A%20%20%20%20%3Clabel%20for=%22user_email%22%3EEmail%3C/label%3E%3Cbr%20/%3E%0A%20%20%20%20%3Cinput%20id=%22user_email%22%20name=%22user[email]%22%20size=%2230%22%20type=%22text%22%20/%3E%0A%20%20%3C/div%3E%0A%20%20%3Cdiv%20class=%22field%22%3E%0A%20%20%20%20%3Clabel%20for=%22user_password%22%3EPassword%3C/label%3E%3Cbr%20/%3E%0A%20%20%20%20%3Cinput%20id=%22user_password%22%20name=%22user[password]%22%20size=%2230%22%20type=%22password%22%20/%3E%0A%20%20%3C/div%3E%0A%0A%20%20%3Cdiv%20class=%22field%22%3E%0A%20%20%20%20%3Clabel%20for=%22user_password_confirmation%22%3EConfirmation%3C/label%3E%3Cbr%20/%3E%0A%20%20%20%20%3Cinput%20id=%22user_password_confirmation%22%20name=%22user[password_confirmation]%22%0A%20%20%20%20%20%20%20%20%20%20%20size=%2230%22%20type=%22password%22%20/%3E%0A%20%20%3C/div%3E%0A%20%20%3Cdiv%20class=%22actions%22%3E%0A%20%20%20%20%3Cinput%20id=%22user_submit%22%20name=%22commit%22%20type=%22submit%22%20value=%22Sign%20up%22%20/%3E%0A%20%20%3C/div%3E%0A%3C/form%3E%0A"/><draw:param draw:name="pluginspage" draw:value="http://www.macromedia.com/go/getflashplayer"/><draw:param draw:name="allowscriptaccess" draw:value="always"/><draw:param draw:name="quality" draw:value="high"/></draw:plugin></draw:frame> </text:p>
        <text:p text:style-name="Preformatted_20_Text">&lt;form action="/users" class="new_user" id="new_user" method="post"&gt;</text:p>
        <text:p text:style-name="Preformatted_20_Text">&lt;div style="margin:0;padding:0;display:inline"&gt;</text:p>
        <text:p text:style-name="Preformatted_20_Text">&lt;input name="authenticity_token" type="hidden"</text:p>
        <text:p text:style-name="Preformatted_20_Text"><text:s text:c="7"/>value="rB82sI7Qw5J9J1UMILG/VQL411vH5putR+JwlxLScMQ=" /&gt;</text:p>
        <text:p text:style-name="Preformatted_20_Text">&lt;/div&gt;</text:p>
        <text:p text:style-name="Preformatted_20_Text"/>
        <text:p text:style-name="Preformatted_20_Text"><text:s text:c="2"/>&lt;div class="field"&gt;</text:p>
        <text:p text:style-name="Preformatted_20_Text"><text:s text:c="4"/>&lt;label for="user_name"&gt;Name&lt;/label&gt;&lt;br /&gt;</text:p>
        <text:p text:style-name="Preformatted_20_Text"><text:s text:c="4"/>&lt;input id="user_name" name="user[name]" size="30" type="text" /&gt;</text:p>
        <text:p text:style-name="Preformatted_20_Text"><text:s text:c="2"/>&lt;/div&gt;</text:p>
        <text:p text:style-name="Preformatted_20_Text"/>
        <text:p text:style-name="Preformatted_20_Text"><text:s text:c="2"/>&lt;div class="field"&gt;</text:p>
        <text:p text:style-name="Preformatted_20_Text"><text:s text:c="4"/>&lt;label for="user_email"&gt;Email&lt;/label&gt;&lt;br /&gt;</text:p>
        <text:p text:style-name="Preformatted_20_Text"><text:s text:c="4"/>&lt;input id="user_email" name="user[email]" size="30" type="text" /&gt;</text:p>
        <text:p text:style-name="Preformatted_20_Text"><text:s text:c="2"/>&lt;/div&gt;</text:p>
        <text:p text:style-name="Preformatted_20_Text"><text:s text:c="2"/>&lt;div class="field"&gt;</text:p>
        <text:p text:style-name="Preformatted_20_Text"><text:s text:c="4"/>&lt;label for="user_password"&gt;Password&lt;/label&gt;&lt;br /&gt;</text:p>
        <text:p text:style-name="Preformatted_20_Text"><text:s text:c="4"/>&lt;input id="user_password" name="user[password]" size="30" type="password" /&gt;</text:p>
        <text:p text:style-name="Preformatted_20_Text"><text:s text:c="2"/>&lt;/div&gt;</text:p>
        <text:p text:style-name="Preformatted_20_Text"/>
        <text:p text:style-name="Preformatted_20_Text"><text:s text:c="2"/>&lt;div class="field"&gt;</text:p>
        <text:p text:style-name="Preformatted_20_Text"><text:s text:c="4"/>&lt;label for="user_password_confirmation"&gt;Confirmation&lt;/label&gt;&lt;br /&gt;</text:p>
        <text:p text:style-name="Preformatted_20_Text"><text:s text:c="4"/>&lt;input id="user_password_confirmation" name="user[password_confirmation]"</text:p>
        <text:p text:style-name="Preformatted_20_Text"><text:s text:c="11"/>size="30" type="password" /&gt;</text:p>
        <text:p text:style-name="Preformatted_20_Text"><text:s text:c="2"/>&lt;/div&gt;</text:p>
        <text:p text:style-name="Preformatted_20_Text"><text:s text:c="2"/>&lt;div class="actions"&gt;</text:p>
        <text:p text:style-name="Preformatted_20_Text"><text:s text:c="4"/>&lt;input id="user_submit" name="commit" type="submit" value="Sign up" /&gt;</text:p>
        <text:p text:style-name="Preformatted_20_Text"><text:s text:c="2"/>&lt;/div&gt;</text:p>
        <text:p text:style-name="P6">&lt;/form&gt;</text:p>
        <text:p text:style-name="Text_20_body">We’ll start with the internal structure. Comparing <text:a xlink:type="simple" xlink:href="http://railstutorial.org/chapters/sign-up?version=2.3#code:new_user_form">Listing 8.2</text:a> with <text:a xlink:type="simple" xlink:href="http://railstutorial.org/chapters/sign-up?version=2.3#code:signup_form_html">Listing 8.5</text:a>, we see that the Embedded Ruby</text:p>
        <text:p text:style-name="Preformatted_20_Text">&lt;div class="field"&gt;</text:p>
        <text:p text:style-name="Preformatted_20_Text"><text:s text:c="2"/>&lt;%= f.label :name %&gt;&lt;br /&gt;</text:p>
        <text:p text:style-name="Preformatted_20_Text"><text:s text:c="2"/>&lt;%= f.text_field :name %&gt;</text:p>
        <text:p text:style-name="P6">&lt;/div&gt;</text:p>
        <text:p text:style-name="Text_20_body">produces the HTML</text:p>
        <text:p text:style-name="Preformatted_20_Text"><text:soft-page-break/>&lt;div class="field"&gt;</text:p>
        <text:p text:style-name="Preformatted_20_Text"><text:s text:c="2"/>&lt;label for="user_name"&gt;Name&lt;/label&gt;&lt;br /&gt;</text:p>
        <text:p text:style-name="Preformatted_20_Text"><text:s text:c="2"/>&lt;input id="user_name" name="user[name]" size="30" type="text" /&gt;</text:p>
        <text:p text:style-name="P6">&lt;/div&gt;</text:p>
        <text:p text:style-name="Text_20_body">and</text:p>
        <text:p text:style-name="Preformatted_20_Text">&lt;div class="field"&gt;</text:p>
        <text:p text:style-name="Preformatted_20_Text"><text:s text:c="2"/>&lt;%= f.label :password %&gt;&lt;br /&gt;</text:p>
        <text:p text:style-name="Preformatted_20_Text"><text:s text:c="2"/>&lt;%= f.password_field :password %&gt;</text:p>
        <text:p text:style-name="P6">&lt;/div&gt;</text:p>
        <text:p text:style-name="Text_20_body">produces the HTML</text:p>
        <text:p text:style-name="Preformatted_20_Text">&lt;div class="field"&gt;</text:p>
        <text:p text:style-name="Preformatted_20_Text"><text:s text:c="2"/>&lt;label for="user_password"&gt;Password&lt;/label&gt;&lt;br /&gt;</text:p>
        <text:p text:style-name="Preformatted_20_Text"><text:s text:c="2"/>&lt;input id="user_password" name="user[password]" size="30" type="password" /&gt;</text:p>
        <text:p text:style-name="P6">&lt;/div&gt;</text:p>
        <text:p text:style-name="Text_20_body">As seen in <text:a xlink:type="simple" xlink:href="http://railstutorial.org/chapters/sign-up?version=2.3#fig:filled_in_form">Figure 8.4</text:a>, text fields (<text:span text:style-name="Source_20_Text">type="text"</text:span>) simply display their contents, whereas password fields (<text:span text:style-name="Source_20_Text">type="password"</text:span>) obscure the input for security purposes, as seen in <text:a xlink:type="simple" xlink:href="http://railstutorial.org/chapters/sign-up?version=2.3#fig:filled_in_form">Figure 8.4</text:a>.</text:p>
        <text:section text:style-name="Sect1" text:name="fig:filled_in_form">
          <text:p text:style-name="Text_20_body"/>
        </text:section>
        <text:p text:style-name="P3"><draw:frame draw:style-name="fr1" draw:name="graphics4" text:anchor-type="as-char" svg:width="0.7862in" svg:height="0.3929in" draw:z-index="8"><draw:image xlink:href="http://railstutorial.org/images/figures/filled_in_form.png" xlink:type="simple" xlink:show="embed" xlink:actuate="onLoad"/><svg:title>filled_in_form</svg:title></draw:frame></text:p>
        <text:p text:style-name="Text_20_body">Figure 8.4: A filled-in form, showing the difference between <text:span text:style-name="Source_20_Text">text</text:span> and <text:span text:style-name="Source_20_Text">password</text:span> fields. <text:a xlink:type="simple" xlink:href="http://www.railstutorial.org/images/figures/filled_in_form-full.png">(full size)</text:a></text:p>
        <text:p text:style-name="Text_20_body">As we’ll see in <text:a xlink:type="simple" xlink:href="http://railstutorial.org/chapters/sign-up?version=2.3#sec:signup_success">Section 8.3</text:a>, the key to creating a user is the special <text:span text:style-name="Source_20_Text">name</text:span> attribute in each <text:span text:style-name="Source_20_Text">input</text:span>:</text:p>
        <text:p text:style-name="Preformatted_20_Text">&lt;input id="user_name" name="user[name]" - - - /&gt;</text:p>
        <text:p text:style-name="Preformatted_20_Text">.</text:p>
        <text:p text:style-name="Preformatted_20_Text">.</text:p>
        <text:p text:style-name="Preformatted_20_Text">.</text:p>
        <text:p text:style-name="P6">&lt;input id="user_password" name="user[password]" - - - /&gt;</text:p>
        <text:p text:style-name="Text_20_body">These <text:span text:style-name="Source_20_Text">name</text:span> values allow Rails to construct an initialization hash (via the <text:span text:style-name="Source_20_Text">params</text:span> variable first seen in <text:a xlink:type="simple" xlink:href="http://railstutorial.org/chapters/modeling-and-viewing-users-one?version=2.3#sec:users_show">Section 6.3.2</text:a>) for creating users using the values entered by the user, as we’ll see in <text:a xlink:type="simple" xlink:href="http://railstutorial.org/chapters/sign-up?version=2.3#sec:signup_failure">Section 8.2</text:a>.</text:p>
        <text:p text:style-name="Text_20_body">The second important element is the <text:span text:style-name="Source_20_Text">form</text:span> tag itself. Rails creates the <text:span text:style-name="Source_20_Text">form</text:span> tag using the <text:span text:style-name="Source_20_Text">@user</text:span> object: because every Ruby object knows its own class (<text:a xlink:type="simple" xlink:href="http://railstutorial.org/chapters/rails-flavored-ruby?version=2.3#sec:constructors">Section 4.4.1</text:a>), Rails figures out that <text:span text:style-name="Source_20_Text">@user</text:span> is of class <text:span text:style-name="Source_20_Text">User</text:span>; moreover, since <text:span text:style-name="Source_20_Text">@user</text:span> is a <text:span text:style-name="Emphasis">new</text:span> user, Rails knows to construct a form with the <text:span text:style-name="Source_20_Text">post</text:span> method, which is the proper verb for creating a new object (<text:a xlink:type="simple" xlink:href="http://railstutorial.org/chapters/static-pages?version=2.3#sidebar:get_etc">Box 3.1</text:a>):</text:p>
        <text:p text:style-name="P6">&lt;form action="/users" class="new_user" id="new_user" method="post"&gt;</text:p>
        <text:p text:style-name="Text_20_body">Here the <text:span text:style-name="Source_20_Text">class</text:span> and <text:span text:style-name="Source_20_Text">id</text:span> attributes are largely irrelevant; what’s important is <text:span text:style-name="Source_20_Text">action="/users"</text:span> and <text:span text:style-name="Source_20_Text">method="post"</text:span>. Together, these constitute instructions to issue an HTML <text:span text:style-name="Teletype">POST</text:span> request to the <text:span text:style-name="Teletype">/users</text:span> URL. We’ll see in the next two sections what effects this has.</text:p>
        <text:p text:style-name="Text_20_body">Finally, note the rather obscure code for the “authenticity token”:</text:p>
        <text:p text:style-name="Preformatted_20_Text">&lt;div style="margin:0;padding:0;display:inline"&gt;</text:p>
        <text:p text:style-name="Preformatted_20_Text">&lt;input name="authenticity_token" type="hidden"</text:p>
        <text:p text:style-name="Preformatted_20_Text"><text:s text:c="7"/>value="rB82sI7Qw5J9J1UMILG/VQL411vH5putR+JwlxLScMQ=" /&gt;</text:p>
        <text:p text:style-name="P6">&lt;/div&gt;</text:p>
        <text:p text:style-name="Text_20_body"><text:soft-page-break/>Here Rails uses a special unique value to thwart a particular kind of cross-site scripting attack called a <text:span text:style-name="Emphasis">forgery</text:span>; see <text:a xlink:type="simple" xlink:href="http://stackoverflow.com/questions/941594/understand-rails-authenticity-token">here</text:a> if you’re interested in the details of how this works and why it’s important. Happily, Rails takes care of the problem for you, and the input tag is <text:span text:style-name="Source_20_Text">hidden</text:span> so you don’t really have to give it a second thought, but it shows up when you view the form source so I wanted at least to address it.</text:p>
        <text:section text:style-name="Sect1" text:name="sec:signup_failure">
          <text:p text:style-name="Text_20_body"/>
        </text:section>
        <text:h text:style-name="Heading_20_2" text:outline-level="2"><text:bookmark text:name="sec:8.2"/><text:a xlink:type="simple" xlink:href="http://railstutorial.org/chapters/sign-up?version=2.3#sec:signup_failure">8.2 Signup failure</text:a></text:h>
        <text:p text:style-name="Text_20_body">Though we’ve briefly examined the HTML for the form in <text:a xlink:type="simple" xlink:href="http://railstutorial.org/chapters/sign-up?version=2.3#fig:signup_form">Figure 8.3</text:a> (shown in <text:a xlink:type="simple" xlink:href="http://railstutorial.org/chapters/sign-up?version=2.3#code:signup_form_html">Listing 8.5</text:a>), it’s best understood in the context of <text:span text:style-name="Emphasis">signup failure</text:span>. Just getting a signup form that accepts an invalid submission and re-renders the signup page (as mocked up in <text:a xlink:type="simple" xlink:href="http://railstutorial.org/chapters/sign-up?version=2.3#fig:signup_failure_mockup">Figure 8.5</text:a>) is a significant accomplishment, and it’s the goal of this section.</text:p>
        <text:section text:style-name="Sect1" text:name="fig:signup_failure_mockup">
          <text:p text:style-name="Text_20_body"/>
        </text:section>
        <text:p text:style-name="P3"><draw:frame draw:style-name="fr1" draw:name="graphics5" text:anchor-type="as-char" svg:width="0.7862in" svg:height="0.3929in" draw:z-index="9"><draw:image xlink:href="http://railstutorial.org/images/figures/signup_failure_mockup.png" xlink:type="simple" xlink:show="embed" xlink:actuate="onLoad"/><svg:title>signup_failure_mockup</svg:title></draw:frame></text:p>
        <text:p text:style-name="P3">Figure 8.5: A mockup of the signup failure page. <text:a xlink:type="simple" xlink:href="http://www.railstutorial.org/images/figures/signup_failure_mockup-full.png">(full size)</text:a></text:p>
        <text:section text:style-name="Sect1" text:name="sec:testing_failure">
          <text:p text:style-name="P3"/>
        </text:section>
        <text:h text:style-name="Heading_20_3" text:outline-level="3"><text:bookmark text:name="sec:8.2.1"/><text:a xlink:type="simple" xlink:href="http://railstutorial.org/chapters/sign-up?version=2.3#sec:testing_failure">8.2.1 Testing failure</text:a></text:h>
        <text:p text:style-name="Text_20_body">Recall from <text:a xlink:type="simple" xlink:href="http://railstutorial.org/chapters/modeling-and-viewing-users-one?version=2.3#sec:a_users_resource">Section 6.3.3</text:a> that adding <text:span text:style-name="Source_20_Text">map.resources :users</text:span> to the <text:span text:style-name="Source_20_Text">routes.rb</text:span> file (<text:a xlink:type="simple" xlink:href="http://railstutorial.org/chapters/modeling-and-viewing-users-one?version=2.3#code:users_resource">Listing 6.24</text:a>) automatically ensures that our Rails application responds to the RESTful URLs from <text:a xlink:type="simple" xlink:href="http://railstutorial.org/chapters/modeling-and-viewing-users-one?version=2.3#table:RESTful_users">Table 6.2</text:a>. In particular, it ensures that a <text:span text:style-name="Teletype">POST</text:span> request to <text:span text:style-name="Teletype">/users</text:span> is handled by the <text:span text:style-name="Source_20_Text">create</text:span> action. Our strategy for the <text:span text:style-name="Source_20_Text">create</text:span> action is to use the form submission make a new user object using <text:span text:style-name="Source_20_Text">User.new</text:span>, try (and fail) to save that user, and then render the signup page for possible resubmission. Our task is to write tests for this action, and then add <text:span text:style-name="Source_20_Text">create</text:span> to the Users controller to get it to pass.</text:p>
        <text:p text:style-name="Text_20_body">Let’s get started by reviewing the code for the signup form:</text:p>
        <text:p text:style-name="P6">&lt;form action="/users" class="new_user" id="new_user" method="post"&gt;</text:p>
        <text:p text:style-name="Text_20_body">As noted in <text:a xlink:type="simple" xlink:href="http://railstutorial.org/chapters/sign-up?version=2.3#sec:the_form_html">Section 8.1.2</text:a>, this HTML issues a <text:span text:style-name="Teletype">POST</text:span> request to the <text:span text:style-name="Teletype">/users</text:span> URL. In analogy with the <text:span text:style-name="Source_20_Text">get</text:span> method, which issues a <text:span text:style-name="Teletype">GET</text:span> request inside of tests, we use the <text:span text:style-name="Source_20_Text">post</text:span> method to issue a <text:span text:style-name="Teletype">POST</text:span> request to the <text:span text:style-name="Source_20_Text">create</text:span> action. As we’ll see shortly, <text:span text:style-name="Source_20_Text">create</text:span> takes in a hash corresponding to the object type being created; since this is a test for signup <text:span text:style-name="Emphasis">failure</text:span>, we’ll just pass an <text:span text:style-name="Source_20_Text">@attr</text:span> hash with blank entries, as seen in <text:a xlink:type="simple" xlink:href="http://railstutorial.org/chapters/sign-up?version=2.3#code:failing_create_specs">Listing 8.6</text:a>. This is essentially equivalent to visiting the signup page and clicking on the button without filling in any of the fields.</text:p>
        <text:section text:style-name="Sect1" text:name="code:failing_create_specs">
          <text:p text:style-name="Text_20_body"/>
        </text:section>
        <text:p text:style-name="Text_20_body">Listing 8.6. Tests for failed user signup. <text:line-break/><text:span text:style-name="Source_20_Text">spec/controllers/users_controller_spec.rb</text:span> <draw:frame draw:name="clippy" text:anchor-type="as-char" svg:width="1.1457in" svg:height="0.1457in" draw:z-index="10"><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0A%20%20describe%20%22POST%20'create'%22%20do%0A%0A%20%20%20%20describe%20%22failure%22%20do%0A%20%20%20%20%20%20%0A%20%20%20%20%20%20before(:each)%20do%0A%20%20%20%20%20%20%20%20@attr%20=%20%7B%20:name%20=%3E%20%22%22,%20:email%20=%3E%20%22%22,%20:password%20=%3E%20%22%22,%0A%20%20%20%20%20%20%20%20%20%20%20%20%20%20%20%20%20%20:password_confirmation%20=%3E%20%22%22%20%7D%0A%20%20%20%20%20%20%20%20@user%20=%20Factory.build(:user,%20@attr)%0A%20%20%20%20%20%20%20%20User.stub!(:new).and_return(@user)%0A%20%20%20%20%20%20%20%20@user.should_receive(:save).and_return(false)%0A%20%20%20%20%20%20end%0A%20%20%20%20%20%20%0A%20%20%20%20%20%20it%20%22should%20have%20the%20right%20title%22%20do%0A%20%20%20%20%20%20%20%20post%20:create,%20:user%20=%3E%20@attr%0A%20%20%20%20%20%20%20%20response.should%20have_tag(%22title%22,%20/sign%20up/i)%0A%20%20%20%20%20%20end%0A%20%20%20%20%20%20%20%20%20%20%0A%20%20%20%20%20%20it%20%22should%20render%20the%20'new'%20page%22%20do%0A%20%20%20%20%20%20%20%20post%20:create,%20:user%20=%3E%20@attr%0A%20%20%20%20%20%20%20%20response.should%20render_template('new')%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
        <text:p text:style-name="Preformatted_20_Text"><text:s text:c="2"/>describe "POST 'create'" do</text:p>
        <text:p text:style-name="Preformatted_20_Text"><text:soft-page-break/></text:p>
        <text:p text:style-name="Preformatted_20_Text"><text:s text:c="4"/>describe "failure" do</text:p>
        <text:p text:style-name="Preformatted_20_Text"/>
        <text:p text:style-name="Preformatted_20_Text"><text:s text:c="6"/>before(:each) do</text:p>
        <text:p text:style-name="Preformatted_20_Text"><text:s text:c="8"/>@attr = { :name =&gt; "", :email =&gt; "", :password =&gt; "",</text:p>
        <text:p text:style-name="Preformatted_20_Text"><text:s text:c="18"/>:password_confirmation =&gt; "" }</text:p>
        <text:p text:style-name="Preformatted_20_Text"><text:s text:c="8"/>@user = Factory.build(:user, @attr)</text:p>
        <text:p text:style-name="Preformatted_20_Text"><text:s text:c="8"/>User.stub!(:new).and_return(@user)</text:p>
        <text:p text:style-name="Preformatted_20_Text"><text:s text:c="8"/>@user.should_receive(:save).and_return(false)</text:p>
        <text:p text:style-name="Preformatted_20_Text"><text:s text:c="6"/>end</text:p>
        <text:p text:style-name="Preformatted_20_Text"/>
        <text:p text:style-name="Preformatted_20_Text"><text:s text:c="6"/>it "should have the right title" do</text:p>
        <text:p text:style-name="Preformatted_20_Text"><text:s text:c="8"/>post :create, :user =&gt; @attr</text:p>
        <text:p text:style-name="Preformatted_20_Text"><text:s text:c="8"/>response.should have_tag("title", /sign up/i)</text:p>
        <text:p text:style-name="Preformatted_20_Text"><text:s text:c="6"/>end</text:p>
        <text:p text:style-name="Preformatted_20_Text"/>
        <text:p text:style-name="Preformatted_20_Text"><text:s text:c="6"/>it "should render the 'new' page" do</text:p>
        <text:p text:style-name="Preformatted_20_Text"><text:s text:c="8"/>post :create, :user =&gt; @attr</text:p>
        <text:p text:style-name="Preformatted_20_Text"><text:s text:c="8"/>response.should render_template('new')</text:p>
        <text:p text:style-name="Preformatted_20_Text"><text:s text:c="6"/>end</text:p>
        <text:p text:style-name="Preformatted_20_Text"><text:s text:c="4"/>end</text:p>
        <text:p text:style-name="Preformatted_20_Text"><text:s text:c="2"/>end</text:p>
        <text:p text:style-name="P6">end</text:p>
        <text:p text:style-name="Text_20_body">By themselves, these two tests are relatively straightforward: we make sure that the title is correct, and then we check that a failed signup attempt just re-renders the new user page. On the other hand, the <text:span text:style-name="Source_20_Text">before(:each)</text:span> block is a little tricky—its purpose is to verify that the <text:span text:style-name="Source_20_Text">create</text:span> action attempts to <text:span text:style-name="Source_20_Text">save</text:span> the user. To understand it, let’s break it down into pieces:</text:p>
        <text:p text:style-name="Preformatted_20_Text">before(:each) do</text:p>
        <text:p text:style-name="Preformatted_20_Text"><text:s text:c="2"/>@attr = { :name =&gt; "", :email =&gt; "", :password =&gt; "",</text:p>
        <text:p text:style-name="Preformatted_20_Text"><text:s text:c="12"/>:password_confirmation =&gt; "" }</text:p>
        <text:p text:style-name="Preformatted_20_Text"><text:s text:c="2"/>@user = Factory.build(:user, @attr)</text:p>
        <text:p text:style-name="Preformatted_20_Text"><text:s text:c="2"/>User.stub!(:new).and_return(@user)</text:p>
        <text:p text:style-name="Preformatted_20_Text"><text:s text:c="2"/>@user.should_receive(:save).and_return(false)</text:p>
        <text:p text:style-name="P6">end</text:p>
        <text:p text:style-name="Text_20_body">First, note that we use Factory Girl not to simulate an <text:span text:style-name="Emphasis">existing</text:span> user (as in, e.g., <text:a xlink:type="simple" xlink:href="http://railstutorial.org/chapters/modeling-and-viewing-users-two?version=2.3#code:get_show_test">Listing 7.17</text:a>), but rather to <text:span text:style-name="Source_20_Text">build</text:span> a <text:span text:style-name="Emphasis">new</text:span> user based on a particular attributes hash:<text:bookmark text:name="fnref:8.2"/><text:a xlink:type="simple" xlink:href="http://railstutorial.org/chapters/sign-up?version=2.3#fn:8.2">2</text:a></text:p>
        <text:p text:style-name="Preformatted_20_Text">@attr = { :name =&gt; "", :email =&gt; "", :password =&gt; "",</text:p>
        <text:p text:style-name="Preformatted_20_Text"><text:s text:c="10"/>:password_confirmation =&gt; "" }</text:p>
        <text:p text:style-name="P6">@user = Factory.build(:user, @attr)</text:p>
        <text:p text:style-name="Text_20_body">We then use an RSpec stub (first seen in <text:a xlink:type="simple" xlink:href="http://railstutorial.org/chapters/modeling-and-viewing-users-two?version=2.3#code:get_show_test">Listing 7.17</text:a>) to ensure that a call to <text:span text:style-name="Source_20_Text">User.new</text:span> returns our factory user:</text:p>
        <text:p text:style-name="P6">User.stub!(:new).and_return(@user)</text:p>
        <text:p text:style-name="Text_20_body">The final line sets up a <text:a xlink:type="simple" xlink:href="http://rspec.info/documentation/mocks/message_expectations.html"><text:span text:style-name="Emphasis">message expectation</text:span></text:a>, indicating that the <text:span text:style-name="Source_20_Text">@user</text:span> object should receive the <text:span text:style-name="Source_20_Text">save</text:span> method in each test:</text:p>
        <text:p text:style-name="P6">@user.should_receive(:save).and_return(false)</text:p>
        <text:p text:style-name="Text_20_body">It’s essential to understand that, unlike stubs, which merely return values, message expectations are <text:span text:style-name="Emphasis">requirements</text:span>. In other words,</text:p>
        <text:p text:style-name="P6"><text:soft-page-break/>User.stub!(:new).and_return(@user)</text:p>
        <text:p text:style-name="Text_20_body">ensures that a call to <text:span text:style-name="Source_20_Text">User.new</text:span> returns <text:span text:style-name="Source_20_Text">@user</text:span>, but it doesn’t <text:span text:style-name="Emphasis">require</text:span> it, whereas</text:p>
        <text:p text:style-name="P6">@user.should_receive(:save).and_return(false)</text:p>
        <text:p text:style-name="Text_20_body">leads to an <text:span text:style-name="Emphasis">error</text:span> if <text:span text:style-name="Source_20_Text">@user.save</text:span> is never called. This expectation error ensures that the tests initially fail.</text:p>
        <text:p text:style-name="Text_20_body">It’s also important to understand that the expectation</text:p>
        <text:p text:style-name="P6">@user.should_receive(:save).and_return(false)</text:p>
        <text:p text:style-name="Text_20_body">arranges for <text:span text:style-name="Source_20_Text">@user.save</text:span> to return <text:span text:style-name="Source_20_Text">false</text:span>. (Recall from <text:a xlink:type="simple" xlink:href="http://railstutorial.org/chapters/modeling-and-viewing-users-one?version=2.3#sec:creating_user_objects">Section 6.1.3</text:a> that <text:span text:style-name="Source_20_Text">@user.save</text:span> returns <text:span text:style-name="Source_20_Text">true</text:span> if the save succeeds and <text:span text:style-name="Source_20_Text">false</text:span> if it fails.) In particular, it doesn’t <text:span text:style-name="Emphasis">require</text:span> the method to return <text:span text:style-name="Source_20_Text">false</text:span>; the expectation <text:span text:style-name="Emphasis">enforces</text:span> it (<text:a xlink:type="simple" xlink:href="http://railstutorial.org/chapters/sign-up?version=2.3#sidebar:expectation_subtlety">Box 8.1</text:a>).</text:p>
        <text:section text:style-name="Sect1" text:name="sidebar:expectation_subtlety">
          <text:p text:style-name="Text_20_body"/>
        </text:section>
        <text:p text:style-name="Text_20_body">Box 8.1.An expectation subtlety </text:p>
        <text:p text:style-name="Text_20_body">Naïvely, it seems that the code</text:p>
        <text:p text:style-name="P6"><text:s text:c="2"/>@user.should_receive(:save).and_return(false)</text:p>
        <text:p text:style-name="Text_20_body">requires that <text:span text:style-name="Source_20_Text">@user.save</text:span> gets called <text:span text:style-name="Emphasis">and</text:span> requires that it return <text:span text:style-name="Source_20_Text">false</text:span>—but this is not the case. Instead, though it <text:span text:style-name="Emphasis">does</text:span> require <text:span text:style-name="Source_20_Text">@user.save</text:span> to be called, it intercepts the call and <text:span text:style-name="Emphasis">arranges</text:span> for it to return <text:span text:style-name="Source_20_Text">false</text:span>. The first part is an expectation; the second part is a guarantee.</text:p>
        <text:p text:style-name="Text_20_body">Why does a message expectation not verify the return value? Doesn’t that need to be tested as well? It does—and it has already been tested in the model layer (<text:a xlink:type="simple" xlink:href="http://railstutorial.org/chapters/modeling-and-viewing-users-one?version=2.3#top">Chapter 6</text:a>). Inside a controller test, we <text:span text:style-name="Emphasis">assume</text:span> that the model layer does its job correctly. The purpose of a message expectation is to verify that the right methods get called, and then (like stubs) to supply a return value without ever hitting the database.</text:p>
        <text:section text:style-name="Sect1" text:name="sec:a_working_form">
          <text:p text:style-name="Text_20_body"/>
        </text:section>
        <text:h text:style-name="Heading_20_3" text:outline-level="3"><text:bookmark text:name="sec:8.2.2"/><text:a xlink:type="simple" xlink:href="http://railstutorial.org/chapters/sign-up?version=2.3#sec:a_working_form">8.2.2 A working form</text:a></text:h>
        <text:p text:style-name="Text_20_body">We can get the tests from <text:a xlink:type="simple" xlink:href="http://railstutorial.org/chapters/sign-up?version=2.3#sec:testing_failure">Section 8.2.1</text:a> to pass with the code in <text:a xlink:type="simple" xlink:href="http://railstutorial.org/chapters/sign-up?version=2.3#code:first_create_action">Listing 8.7</text:a>. This listing includes a second use of the <text:span text:style-name="Source_20_Text">render</text:span> method, which we first saw in the context of partials (<text:a xlink:type="simple" xlink:href="http://railstutorial.org/chapters/filling-in-the-layout?version=2.3#sec:partials">Section 5.1.3</text:a>); as you can see, <text:span text:style-name="Source_20_Text">render</text:span> works in controller actions as well. Note that we’ve taken this opportunity to introduce an <text:span text:style-name="Source_20_Text">if</text:span>-<text:span text:style-name="Source_20_Text">else</text:span> branching structure, which allows us to handle the cases of failure and success separately based on the value of <text:span text:style-name="Source_20_Text">@user.save</text:span>.</text:p>
        <text:section text:style-name="Sect1" text:name="code:first_create_action">
          <text:p text:style-name="Text_20_body"/>
        </text:section>
        <text:p text:style-name="Text_20_body">Listing 8.7. A <text:span text:style-name="Source_20_Text">create</text:span> action that can handle signup failure (but not success). <text:line-break/><text:span text:style-name="Source_20_Text">app/controllers/users_controller.rb</text:span> <draw:frame draw:name="clippy" text:anchor-type="as-char" svg:width="1.1457in" svg:height="0.1457in" draw:z-index="11"><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create%0A%20%20%20%20@user%20=%20User.new(params[:user])%0A%20%20%20%20if%20@user.save%0A%20%20%20%20%20%20%23%20Handle%20a%20successful%20save.%0A%20%20%20%20else%0A%20%20%20%20%20%20@title%20=%20%22Sign%20up%22%0A%20%20%20%20%20%20render%20'new'%0A%20%20%20%20end%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user = User.new(params[:user])</text:p>
        <text:p text:style-name="Preformatted_20_Text"><text:s text:c="4"/>if @user.save</text:p>
        <text:p text:style-name="Preformatted_20_Text"><text:s text:c="6"/># Handle a successful save.</text:p>
        <text:p text:style-name="Preformatted_20_Text"><text:soft-page-break/><text:s text:c="4"/>else</text:p>
        <text:p text:style-name="Preformatted_20_Text"><text:s text:c="6"/>@title = "Sign up"</text:p>
        <text:p text:style-name="Preformatted_20_Text"><text:s text:c="6"/>render 'new'</text:p>
        <text:p text:style-name="Preformatted_20_Text"><text:s text:c="4"/>end</text:p>
        <text:p text:style-name="Preformatted_20_Text"><text:s text:c="2"/>end</text:p>
        <text:p text:style-name="P6">end</text:p>
        <text:p text:style-name="Text_20_body">The best way understand how the code in <text:a xlink:type="simple" xlink:href="http://railstutorial.org/chapters/sign-up?version=2.3#code:first_create_action">Listing 8.7</text:a> works is to <text:span text:style-name="Emphasis">submit</text:span> the form with some invalid signup data; the results appear in <text:a xlink:type="simple" xlink:href="http://railstutorial.org/chapters/sign-up?version=2.3#fig:signup_failure">Figure 8.6</text:a>.</text:p>
        <text:section text:style-name="Sect1" text:name="fig:signup_failure">
          <text:p text:style-name="Text_20_body"/>
        </text:section>
        <text:p text:style-name="P3"><draw:frame draw:style-name="fr1" draw:name="graphics6" text:anchor-type="as-char" svg:width="0.7862in" svg:height="0.3929in" draw:z-index="12"><draw:image xlink:href="http://railstutorial.org/images/figures/signup_failure.png" xlink:type="simple" xlink:show="embed" xlink:actuate="onLoad"/><svg:title>signup_failure</svg:title></draw:frame></text:p>
        <text:p text:style-name="Text_20_body">Figure 8.6: Signup failure with a <text:span text:style-name="Source_20_Text">params</text:span> hash. <text:a xlink:type="simple" xlink:href="http://www.railstutorial.org/images/figures/signup_failure-full.png">(full size)</text:a></text:p>
        <text:p text:style-name="Text_20_body">To get a clearer picture of how Rails handles the submission, let’s take a closer look at the <text:span text:style-name="Source_20_Text">params</text:span> hash in the debug information at the bottom of <text:a xlink:type="simple" xlink:href="http://railstutorial.org/chapters/sign-up?version=2.3#fig:signup_failure">Figure 8.6</text:a>:</text:p>
        <text:p text:style-name="Preformatted_20_Text">--- !map:HashWithIndifferentAccess </text:p>
        <text:p text:style-name="Preformatted_20_Text">commit: Sign up</text:p>
        <text:p text:style-name="Preformatted_20_Text">authenticity_token: rB82sI7Qw5J9J1UMILG/VQL411vH5puR+Jw1xL5cMQ=</text:p>
        <text:p text:style-name="Preformatted_20_Text">action: create</text:p>
        <text:p text:style-name="Preformatted_20_Text">controller: users</text:p>
        <text:p text:style-name="Preformatted_20_Text">user: !map:HashWithIndifferentAccess </text:p>
        <text:p text:style-name="Preformatted_20_Text"><text:s text:c="2"/>name: Foo Bar</text:p>
        <text:p text:style-name="Preformatted_20_Text"><text:s text:c="2"/>password_confirmation: dude</text:p>
        <text:p text:style-name="Preformatted_20_Text"><text:s text:c="2"/>password: dude</text:p>
        <text:p text:style-name="P6"><text:s text:c="2"/>email: foo@invalid</text:p>
        <text:p text:style-name="Text_20_body">We saw starting in <text:a xlink:type="simple" xlink:href="http://railstutorial.org/chapters/modeling-and-viewing-users-one?version=2.3#sec:users_show">Section 6.3.2</text:a> that the <text:span text:style-name="Source_20_Text">params</text:span> hash contains information about each request; in the case of a URL like <text:span text:style-name="Teletype">/users/1</text:span>, the value of <text:span text:style-name="Source_20_Text">params[:id]</text:span> is the <text:span text:style-name="Source_20_Text">id</text:span> of the corresponding user (<text:span text:style-name="Source_20_Text">1</text:span> in this example). In the case of posting to the signup form, <text:span text:style-name="Source_20_Text">params</text:span> instead contains a hash of hashes, a construction we first saw in <text:a xlink:type="simple" xlink:href="http://railstutorial.org/chapters/rails-flavored-ruby?version=2.3#sec:hashes_and_symbols">Section 4.3.3</text:a>, which introduced the strategically named <text:span text:style-name="Source_20_Text">params</text:span> variable in a console session. This debug information above shows that submitting the form results in a <text:span text:style-name="Source_20_Text">user</text:span> hash with attributes corresponding to the submitted values, where the keys come from the <text:span text:style-name="Source_20_Text">name</text:span> attributes of the <text:span text:style-name="Source_20_Text">input</text:span> tags seen in <text:a xlink:type="simple" xlink:href="http://railstutorial.org/chapters/sign-up?version=2.3#code:new_user_form">Listing 8.2</text:a>; for example, the value of</text:p>
        <text:p text:style-name="P6">&lt;input id="user_email" name="user[email]" size="30" type="text" /&gt;</text:p>
        <text:p text:style-name="Text_20_body">with name <text:span text:style-name="Source_20_Text">"user[email]"</text:span> is precisely the <text:span text:style-name="Source_20_Text">email</text:span> attribute of the <text:span text:style-name="Source_20_Text">user</text:span> hash.</text:p>
        <text:p text:style-name="Text_20_body">Though the hash keys appears as strings in the debug output, internally Rails uses symbols, so that <text:span text:style-name="Source_20_Text">params[:user]</text:span> is the hash of user attributes—in fact, exactly the attributes needed as an argument to <text:span text:style-name="Source_20_Text">User.new</text:span>, as first seen in <text:a xlink:type="simple" xlink:href="http://railstutorial.org/chapters/rails-flavored-ruby?version=2.3#sec:a_user_class">Section 4.4.5</text:a> and appearing in <text:a xlink:type="simple" xlink:href="http://railstutorial.org/chapters/sign-up?version=2.3#code:first_create_action">Listing 8.7</text:a>. This means that the line</text:p>
        <text:p text:style-name="P6">@user = User.new(params[:user])</text:p>
        <text:p text:style-name="Text_20_body">is equivalent to</text:p>
        <text:p text:style-name="Preformatted_20_Text">@user = User.new(:name =&gt; "Foo Bar", :email =&gt; "foo@invalid",</text:p>
        <text:p text:style-name="P6"><text:s text:c="17"/>:password =&gt; "dude", :password_confirmation =&gt; "dude")</text:p>
        <text:p text:style-name="Text_20_body">This is exactly the format needed to initialize a User model object with the given attributes.</text:p>
        <text:p text:style-name="Text_20_body">Of course, instantiating such a variable has implications for successful signup—as we’ll see in <text:soft-page-break/><text:a xlink:type="simple" xlink:href="http://railstutorial.org/chapters/sign-up?version=2.3#sec:signup_success">Section 8.3</text:a>, once <text:span text:style-name="Source_20_Text">@user</text:span> is defined properly, calling <text:span text:style-name="Source_20_Text">@user.save</text:span> is all that’s needed to complete the registration—but it has consequences even in the failed signup considered here. Note in <text:a xlink:type="simple" xlink:href="http://railstutorial.org/chapters/sign-up?version=2.3#fig:signup_failure">Figure 8.6</text:a> that the fields are <text:span text:style-name="Emphasis">pre-filled</text:span> with the data from the failed submission. This is because <text:span text:style-name="Source_20_Text">form_for</text:span> automatically fills in the fields with the attributes of the <text:span text:style-name="Source_20_Text">@user</text:span> object, so that, for example, if <text:span text:style-name="Source_20_Text">@user.name</text:span> is <text:span text:style-name="Source_20_Text">"Foo"</text:span> then</text:p>
        <text:p text:style-name="Preformatted_20_Text">&lt;% form_for(@user) do |f| %&gt;</text:p>
        <text:p text:style-name="Preformatted_20_Text"><text:s text:c="2"/>&lt;div class="field"&gt;</text:p>
        <text:p text:style-name="Preformatted_20_Text"><text:s text:c="4"/>&lt;%= f.label :name %&gt;&lt;br /&gt;</text:p>
        <text:p text:style-name="Preformatted_20_Text"><text:s text:c="4"/>&lt;%= f.text_field :name %&gt;</text:p>
        <text:p text:style-name="Preformatted_20_Text"><text:s text:c="2"/>&lt;/div&gt;</text:p>
        <text:p text:style-name="Preformatted_20_Text"><text:s text:c="2"/>.</text:p>
        <text:p text:style-name="Preformatted_20_Text"><text:s text:c="2"/>.</text:p>
        <text:p text:style-name="P6"><text:s text:c="2"/>.</text:p>
        <text:p text:style-name="Text_20_body">will produce the HTML</text:p>
        <text:p text:style-name="Preformatted_20_Text">&lt;form action="/users" class="new_user" id="new_user" method="post"&gt;</text:p>
        <text:p text:style-name="Preformatted_20_Text"/>
        <text:p text:style-name="Preformatted_20_Text"><text:s text:c="2"/>&lt;div class="field"&gt;</text:p>
        <text:p text:style-name="Preformatted_20_Text"><text:s text:c="4"/>&lt;label for="user_name"&gt;Name&lt;/label&gt;&lt;br /&gt;</text:p>
        <text:p text:style-name="Preformatted_20_Text"><text:s text:c="4"/>&lt;input id="user_name" name="user[name]" size="30" type="text" value="Foo"/&gt;</text:p>
        <text:p text:style-name="Preformatted_20_Text"><text:s text:c="2"/>&lt;/div&gt;</text:p>
        <text:p text:style-name="Preformatted_20_Text"><text:s text:c="2"/>.</text:p>
        <text:p text:style-name="Preformatted_20_Text"><text:s text:c="2"/>.</text:p>
        <text:p text:style-name="P6"><text:s text:c="2"/>.</text:p>
        <text:p text:style-name="Text_20_body">Here the <text:span text:style-name="Source_20_Text">value</text:span> of the <text:span text:style-name="Source_20_Text">input</text:span> tag is <text:span text:style-name="Source_20_Text">"Foo"</text:span>, so that’s what appears in the text field.</text:p>
        <text:section text:style-name="Sect1" text:name="sec:signup_error_messages">
          <text:p text:style-name="Text_20_body"/>
        </text:section>
        <text:h text:style-name="Heading_20_3" text:outline-level="3"><text:bookmark text:name="sec:8.2.3"/><text:a xlink:type="simple" xlink:href="http://railstutorial.org/chapters/sign-up?version=2.3#sec:signup_error_messages">8.2.3 Signup error messages</text:a></text:h>
        <text:p text:style-name="Text_20_body">Though not strictly necessary, it’s helpful to output error messages on failed signup to indicate the problems that prevented successful user registration. Rails provides just such messages based on the User model validations. For example, consider trying to save a user with invalid email and with a short password:</text:p>
        <text:p text:style-name="Preformatted_20_Text">$ script/console</text:p>
        <text:p text:style-name="Preformatted_20_Text">&gt;&gt; user = User.new(:name =&gt; "Foo Bar", :email =&gt; "foo@invalid",</text:p>
        <text:p text:style-name="Preformatted_20_Text">?&gt; <text:s text:c="16"/>:password =&gt; "dude", :password_confirmation =&gt; "dude")</text:p>
        <text:p text:style-name="Preformatted_20_Text">&gt;&gt; user.save</text:p>
        <text:p text:style-name="Preformatted_20_Text">=&gt; false</text:p>
        <text:p text:style-name="Preformatted_20_Text">&gt;&gt; user.errors.full_messages</text:p>
        <text:p text:style-name="P6">=&gt; ["Email is invalid", "Password is too short (minimum is 6 characters)"]</text:p>
        <text:p text:style-name="Text_20_body">Here the <text:span text:style-name="Source_20_Text">errors.full_messages</text:span> object (which we saw briefly in <text:a xlink:type="simple" xlink:href="http://railstutorial.org/chapters/modeling-and-viewing-users-one?version=2.3#sec:presence_validation">Section 6.2.1</text:a>) contains an array of error messages.</text:p>
        <text:p text:style-name="Text_20_body">As in the console session above, the failed save in <text:a xlink:type="simple" xlink:href="http://railstutorial.org/chapters/sign-up?version=2.3#code:first_create_action">Listing 8.7</text:a> generates a list of error messages associated with the <text:span text:style-name="Source_20_Text">@user</text:span> object. To display the messages in the browser, we use the special <text:span text:style-name="Source_20_Text">error_messages</text:span> object on the form variable <text:span text:style-name="Source_20_Text">f</text:span>, as seen in <text:a xlink:type="simple" xlink:href="http://railstutorial.org/chapters/sign-up?version=2.3#code:f_error_messages">Listing 8.8</text:a>.</text:p>
        <text:section text:style-name="Sect1" text:name="code:f_error_messages">
          <text:p text:style-name="Text_20_body"/>
        </text:section>
        <text:p text:style-name="Text_20_body">Listing 8.8. Code to add error message display to the signup form. <text:line-break/><text:soft-page-break/><text:span text:style-name="Source_20_Text">app/views/users/new.html.erb</text:span> <draw:frame draw:name="clippy" text:anchor-type="as-char" svg:width="1.1457in" svg:height="0.1457in" draw:z-index="13"><draw:plugin xlink:href="http://railstutorial.org/flash/clippy.swf" xlink:type="simple" xlink:show="embed" xlink:actuate="onLoad" draw:mime-type="application/x-shockwave-flash"><draw:param draw:name="bgcolor" draw:value="#ffffff"/><draw:param draw:name="flashvars" draw:value="text=%3Ch2%3ESign%20up%3C/h2%3E%0A%0A%3C%25%20form_for(@user)%20do%20%7Cf%7C%20%25%3E%0A%20%20%3C%25=%20f.error_messages%20%25%3E%0A%20%20.%0A%20%20.%0A%20%20.%0A%3C%25%20end%20%25%3E%0A"/><draw:param draw:name="pluginspage" draw:value="http://www.macromedia.com/go/getflashplayer"/><draw:param draw:name="allowscriptaccess" draw:value="always"/><draw:param draw:name="quality" draw:value="high"/></draw:plugin></draw:frame> </text:p>
        <text:p text:style-name="Preformatted_20_Text">&lt;h2&gt;Sign up&lt;/h2&gt;</text:p>
        <text:p text:style-name="Preformatted_20_Text"/>
        <text:p text:style-name="Preformatted_20_Text">&lt;% form_for(@user) do |f| %&gt;</text:p>
        <text:p text:style-name="Preformatted_20_Text"><text:s text:c="2"/>&lt;%= f.error_messages %&gt;</text:p>
        <text:p text:style-name="Preformatted_20_Text"><text:s text:c="2"/>.</text:p>
        <text:p text:style-name="Preformatted_20_Text"><text:s text:c="2"/>.</text:p>
        <text:p text:style-name="Preformatted_20_Text"><text:s text:c="2"/>.</text:p>
        <text:p text:style-name="P6">&lt;% end %&gt;</text:p>
        <text:p text:style-name="Text_20_body">The <text:span text:style-name="Source_20_Text">error_messages</text:span> method inserts the HTML needed for a list of form submission errors, including CSS ids and classes for use in styling the response.<text:bookmark text:name="fnref:8.3"/><text:a xlink:type="simple" xlink:href="http://railstutorial.org/chapters/sign-up?version=2.3#fn:8.3">3</text:a> After adding the CSS in <text:a xlink:type="simple" xlink:href="http://railstutorial.org/chapters/sign-up?version=2.3#code:error_messages_css">Listing 8.9</text:a>, on failed submission the error messages appear as in <text:a xlink:type="simple" xlink:href="http://railstutorial.org/chapters/sign-up?version=2.3#fig:signup_error_messages">Figure 8.7</text:a>. Because the messages are generated by the model validations, they will automatically change if you ever change your mind about, say, the format of email addresses, or the minimum length on passwords.</text:p>
        <text:section text:style-name="Sect1" text:name="code:error_messages_css">
          <text:p text:style-name="Text_20_body"/>
        </text:section>
        <text:p text:style-name="Text_20_body">Listing 8.9. CSS for styling error messages. <text:line-break/><text:span text:style-name="Source_20_Text">public/stylsheets/custom.css</text:span> <draw:frame draw:name="clippy" text:anchor-type="as-char" svg:width="1.1457in" svg:height="0.1457in" draw:z-index="14"><draw:plugin xlink:href="http://railstutorial.org/flash/clippy.swf" xlink:type="simple" xlink:show="embed" xlink:actuate="onLoad" draw:mime-type="application/x-shockwave-flash"><draw:param draw:name="bgcolor" draw:value="#ffffff"/><draw:param draw:name="flashvars" draw:value="text=.%0A.%0A.%0A.fieldWithErrors%20%7B%0A%20%20padding:%202px;%0A%20%20background%2Dcolor:%20red;%0A%20%20display:%20table;%0A%7D%0A%0A.fieldWithErrors%20label%20%7B%0A%20%20color:%20%23fff;%0A%7D%0A%0A%23errorExplanation%20%7B%0A%20%20width:%20400px;%0A%20%20border:%202px%20solid%20red;%0A%20%20padding:%207px;%0A%20%20padding%2Dbottom:%2012px;%0A%20%20margin%2Dbottom:%2020px;%0A%20%20background%2Dcolor:%20%23f0f0f0;%0A%7D%0A%0A%23errorExplanation%20h2%20%7B%0A%20%20text%2Dalign:%20left;%0A%20%20font%2Dweight:%20bold;%0A%20%20padding:%205px%205px%205px%2015px;%0A%20%20font%2Dsize:%2012px;%0A%20%20margin:%20%2D7px;%0A%20%20background%2Dcolor:%20%23c00;%0A%20%20color:%20%23fff;%0A%7D%0A%0A%23errorExplanation%20p%20%7B%0A%20%20color:%20%23333;%0A%20%20margin%2Dbottom:%200;%0A%20%20padding:%205px;%0A%7D%0A%0A%23errorExplanation%20ul%20li%20%7B%0A%20%20font%2Dsize:%2012px;%0A%20%20list%2Dstyle:%20square;%0A%7D%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p>
        <text:p text:style-name="Preformatted_20_Text">.fieldWithErrors {</text:p>
        <text:p text:style-name="Preformatted_20_Text"><text:s text:c="2"/>padding: 2px;</text:p>
        <text:p text:style-name="Preformatted_20_Text"><text:s text:c="2"/>background-color: red;</text:p>
        <text:p text:style-name="Preformatted_20_Text"><text:s text:c="2"/>display: table;</text:p>
        <text:p text:style-name="Preformatted_20_Text">}</text:p>
        <text:p text:style-name="Preformatted_20_Text"/>
        <text:p text:style-name="Preformatted_20_Text">.fieldWithErrors label {</text:p>
        <text:p text:style-name="Preformatted_20_Text"><text:s text:c="2"/>color: #fff;</text:p>
        <text:p text:style-name="Preformatted_20_Text">}</text:p>
        <text:p text:style-name="Preformatted_20_Text"/>
        <text:p text:style-name="Preformatted_20_Text">#errorExplanation {</text:p>
        <text:p text:style-name="Preformatted_20_Text"><text:s text:c="2"/>width: 400px;</text:p>
        <text:p text:style-name="Preformatted_20_Text"><text:s text:c="2"/>border: 2px solid red;</text:p>
        <text:p text:style-name="Preformatted_20_Text"><text:s text:c="2"/>padding: 7px;</text:p>
        <text:p text:style-name="Preformatted_20_Text"><text:s text:c="2"/>padding-bottom: 12px;</text:p>
        <text:p text:style-name="Preformatted_20_Text"><text:s text:c="2"/>margin-bottom: 20px;</text:p>
        <text:p text:style-name="Preformatted_20_Text"><text:s text:c="2"/>background-color: #f0f0f0;</text:p>
        <text:p text:style-name="Preformatted_20_Text">}</text:p>
        <text:p text:style-name="Preformatted_20_Text"/>
        <text:p text:style-name="Preformatted_20_Text">#errorExplanation h2 {</text:p>
        <text:p text:style-name="Preformatted_20_Text"><text:s text:c="2"/>text-align: left;</text:p>
        <text:p text:style-name="Preformatted_20_Text"><text:s text:c="2"/>font-weight: bold;</text:p>
        <text:p text:style-name="Preformatted_20_Text"><text:s text:c="2"/>padding: 5px 5px 5px 15px;</text:p>
        <text:p text:style-name="Preformatted_20_Text"><text:s text:c="2"/>font-size: 12px;</text:p>
        <text:p text:style-name="Preformatted_20_Text"><text:s text:c="2"/>margin: -7px;</text:p>
        <text:p text:style-name="Preformatted_20_Text"><text:s text:c="2"/>background-color: #c00;</text:p>
        <text:p text:style-name="Preformatted_20_Text"><text:s text:c="2"/>color: #fff;</text:p>
        <text:p text:style-name="Preformatted_20_Text">}</text:p>
        <text:p text:style-name="Preformatted_20_Text"/>
        <text:p text:style-name="Preformatted_20_Text">#errorExplanation p {</text:p>
        <text:p text:style-name="Preformatted_20_Text"><text:s text:c="2"/>color: #333;</text:p>
        <text:p text:style-name="Preformatted_20_Text"><text:s text:c="2"/>margin-bottom: 0;</text:p>
        <text:p text:style-name="Preformatted_20_Text"><text:s text:c="2"/>padding: 5px;</text:p>
        <text:p text:style-name="Preformatted_20_Text"><text:soft-page-break/>}</text:p>
        <text:p text:style-name="Preformatted_20_Text"/>
        <text:p text:style-name="Preformatted_20_Text">#errorExplanation ul li {</text:p>
        <text:p text:style-name="Preformatted_20_Text"><text:s text:c="2"/>font-size: 12px;</text:p>
        <text:p text:style-name="Preformatted_20_Text"><text:s text:c="2"/>list-style: square;</text:p>
        <text:p text:style-name="P6">}</text:p>
        <text:section text:style-name="Sect1" text:name="fig:signup_error_messages">
          <text:p text:style-name="Text_20_body"/>
        </text:section>
        <text:p text:style-name="P3"><draw:frame draw:style-name="fr1" draw:name="graphics7" text:anchor-type="as-char" svg:width="0.7862in" svg:height="0.3929in" draw:z-index="15"><draw:image xlink:href="http://railstutorial.org/images/figures/signup_error_messages.png" xlink:type="simple" xlink:show="embed" xlink:actuate="onLoad"/><svg:title>signup_error_messages</svg:title></draw:frame></text:p>
        <text:p text:style-name="P3">Figure 8.7: Failed signup with error messages. <text:a xlink:type="simple" xlink:href="http://www.railstutorial.org/images/figures/signup_error_messages-full.png">(full size)</text:a></text:p>
        <text:section text:style-name="Sect1" text:name="sec:filtering_parameter_logging">
          <text:p text:style-name="P3"/>
        </text:section>
        <text:h text:style-name="Heading_20_3" text:outline-level="3"><text:bookmark text:name="sec:8.2.4"/><text:a xlink:type="simple" xlink:href="http://railstutorial.org/chapters/sign-up?version=2.3#sec:filtering_parameter_logging">8.2.4 Filtering parameter logging</text:a></text:h>
        <text:p text:style-name="Text_20_body">Before moving on to successful signup, there’s one loose end to tie off. You might have noticed that, even though we went to great pains to encrypt the password in <text:a xlink:type="simple" xlink:href="http://railstutorial.org/chapters/modeling-and-viewing-users-two?version=2.3#top">Chapter 7</text:a>, both the password and its confirmation appear as <text:a xlink:type="simple" xlink:href="http://www.computerhope.com/jargon/c/cleartex.htm">cleartext</text:a> in the debug information. By itself this is no problem—recall from <text:a xlink:type="simple" xlink:href="http://railstutorial.org/chapters/modeling-and-viewing-users-one?version=2.3#code:rails_debug">Listing 6.21</text:a> that this information only appears for applications running in <text:span text:style-name="Source_20_Text">development</text:span> mode, so actual users would never see it—but it does hint at a real problem: the passwords also appear unencrypted in the <text:span text:style-name="Emphasis">log file</text:span> that Rails uses to record information about the running application. Indeed, if you look in the development log file you should see lines like those shown in <text:a xlink:type="simple" xlink:href="http://railstutorial.org/chapters/sign-up?version=2.3#code:development_log_file_with_passwords">Listing 8.10</text:a>. (This information also appears in the server log, which we saw in <text:a xlink:type="simple" xlink:href="http://railstutorial.org/chapters/beginning?version=2.3#fig:server_error">Figure 1.7</text:a>.)</text:p>
        <text:section text:style-name="Sect1" text:name="code:development_log_file_with_passwords">
          <text:p text:style-name="Text_20_body"/>
        </text:section>
        <text:p text:style-name="Text_20_body">Listing 8.10. The development log with visible passwords. <text:line-break/><text:span text:style-name="Source_20_Text">log/development.log</text:span> <draw:frame draw:name="clippy" text:anchor-type="as-char" svg:width="1.1457in" svg:height="0.1457in" draw:z-index="16"><draw:plugin xlink:href="http://railstutorial.org/flash/clippy.swf" xlink:type="simple" xlink:show="embed" xlink:actuate="onLoad" draw:mime-type="application/x-shockwave-flash"><draw:param draw:name="bgcolor" draw:value="#ffffff"/><draw:param draw:name="flashvars" draw:value="text=Parameters:%20%7B%22commit%22=%3E%22Sign%20up%22,%20%22action%22=%3E%22create%22,%0A%22authenticity_token%22=%3E%22K1HchFF8uYE8ZaQKz5DVG9vF2KGoXJu4JGp/VE3NMjA=%22,%0A%22controller%22=%3E%22users%22,%20%0A%20%20%22user%22=%3E%7B%22name%22=%3E%22Foo%20Bar%22,%20%22password_confirmation%22=%3E%22dude%22,%0A%20%20%20%20%20%20%20%20%20%20%20%22password%22=%3E%22dude%22,%20%22email%22=%3E%22foo@invalid%22%7D%7D%0A"/><draw:param draw:name="pluginspage" draw:value="http://www.macromedia.com/go/getflashplayer"/><draw:param draw:name="allowscriptaccess" draw:value="always"/><draw:param draw:name="quality" draw:value="high"/></draw:plugin></draw:frame> </text:p>
        <text:p text:style-name="Preformatted_20_Text">Parameters: {"commit"=&gt;"Sign up", "action"=&gt;"create",</text:p>
        <text:p text:style-name="Preformatted_20_Text">"authenticity_token"=&gt;"K1HchFF8uYE8ZaQKz5DVG9vF2KGoXJu4JGp/VE3NMjA=",</text:p>
        <text:p text:style-name="Preformatted_20_Text">"controller"=&gt;"users", </text:p>
        <text:p text:style-name="Preformatted_20_Text"><text:s text:c="2"/>"user"=&gt;{"name"=&gt;"Foo Bar", "password_confirmation"=&gt;"dude",</text:p>
        <text:p text:style-name="P6"><text:s text:c="11"/>"password"=&gt;"dude", "email"=&gt;"foo@invalid"}}</text:p>
        <text:p text:style-name="Text_20_body">It would be a terrible security breach to store unencrypted passwords in the log files—if anyone ever got a hold of the file, they would potentially obtain the passwords for every user on the system. (Of course, here the signup fails, but the problem is exactly the same for successful submissions.) Happily, Rails offers a simple solution: just <text:span text:style-name="Emphasis">filter</text:span> the password parameter so that it doesn’t appear in the log (<text:a xlink:type="simple" xlink:href="http://railstutorial.org/chapters/sign-up?version=2.3#code:filter_parameter_logging">Listing 8.11</text:a>).<text:bookmark text:name="fnref:8.4"/><text:a xlink:type="simple" xlink:href="http://railstutorial.org/chapters/sign-up?version=2.3#fn:8.4">4</text:a> After you add this line, the log appears as in <text:a xlink:type="simple" xlink:href="http://railstutorial.org/chapters/sign-up?version=2.3#code:development_log_file_with_filtered_passwords">Listing 8.12</text:a>. (Of course, in production the log file will be <text:span text:style-name="Source_20_Text">log/production.log</text:span>, and the filtering will work the same way.)</text:p>
        <text:section text:style-name="Sect1" text:name="code:filter_parameter_logging">
          <text:p text:style-name="Text_20_body"/>
        </text:section>
        <text:p text:style-name="Text_20_body">Listing 8.11. Code to filter <text:span text:style-name="Source_20_Text">password</text:span> and <text:span text:style-name="Source_20_Text">password_confirmation</text:span> from the log. <text:line-break/><text:span text:style-name="Source_20_Text">app/controllers/application_controller.rb</text:span> <draw:frame draw:name="clippy" text:anchor-type="as-char" svg:width="1.1457in" svg:height="0.1457in" draw:z-index="17"><draw:plugin xlink:href="http://railstutorial.org/flash/clippy.swf" xlink:type="simple" xlink:show="embed" xlink:actuate="onLoad" draw:mime-type="application/x-shockwave-flash"><draw:param draw:name="bgcolor" draw:value="#ffffff"/><draw:param draw:name="flashvars" draw:value="text=class%20ApplicationController%20%3C%20ActionController::Base%0A%20%20.%0A%20%20.%0A%20%20.%0A%20%20%23%20Scrub%20sensitive%20parameters%20from%20your%20log%0A%20%20filter_parameter_logging%20:password%0Aend%0A"/><draw:param draw:name="pluginspage" draw:value="http://www.macromedia.com/go/getflashplayer"/><draw:param draw:name="allowscriptaccess" draw:value="always"/><draw:param draw:name="quality" draw:value="high"/></draw:plugin></draw:frame> </text:p>
        <text:p text:style-name="Preformatted_20_Text">class ApplicationController &lt; ActionController::Base</text:p>
        <text:p text:style-name="Preformatted_20_Text"><text:s text:c="2"/>.</text:p>
        <text:p text:style-name="Preformatted_20_Text"><text:s text:c="2"/>.</text:p>
        <text:p text:style-name="Preformatted_20_Text"><text:s text:c="2"/>.</text:p>
        <text:p text:style-name="Preformatted_20_Text"><text:s text:c="2"/># Scrub sensitive parameters from your log</text:p>
        <text:p text:style-name="Preformatted_20_Text"><text:s text:c="2"/>filter_parameter_logging :password</text:p>
        <text:p text:style-name="P6">end</text:p>
        <text:section text:style-name="Sect1" text:name="code:development_log_file_with_filtered_passwords">
          <text:p text:style-name="Text_20_body"><text:soft-page-break/></text:p>
        </text:section>
        <text:p text:style-name="Text_20_body">Listing 8.12. The development log with filtered passwords. <text:line-break/><text:span text:style-name="Source_20_Text">log/development.log</text:span> <draw:frame draw:name="clippy" text:anchor-type="as-char" svg:width="1.1457in" svg:height="0.1457in" draw:z-index="18"><draw:plugin xlink:href="http://railstutorial.org/flash/clippy.swf" xlink:type="simple" xlink:show="embed" xlink:actuate="onLoad" draw:mime-type="application/x-shockwave-flash"><draw:param draw:name="bgcolor" draw:value="#ffffff"/><draw:param draw:name="flashvars" draw:value="text=Parameters:%20%7B%22commit%22=%3E%22Sign%20up%22,%20%22action%22=%3E%22create%22,%0A%22authenticity_token%22=%3E%22K1HchFF8uYE8ZaQKz5DVG9vF2KGoXJu4JGp/VE3NMjA=%22,%0A%22controller%22=%3E%22users%22,%0A%20%20%22user%22=%3E%7B%22name%22=%3E%22Foo%20Bar%22,%20%22password_confirmation%22=%3E%22[FILTERED]%22,%0A%20%20%20%20%20%20%20%20%20%20%20%22password%22=%3E%22[FILTERED]%22,%20%22email%22=%3E%22foo@invalid%22%7D%7D%0A"/><draw:param draw:name="pluginspage" draw:value="http://www.macromedia.com/go/getflashplayer"/><draw:param draw:name="allowscriptaccess" draw:value="always"/><draw:param draw:name="quality" draw:value="high"/></draw:plugin></draw:frame> </text:p>
        <text:p text:style-name="Preformatted_20_Text">Parameters: {"commit"=&gt;"Sign up", "action"=&gt;"create",</text:p>
        <text:p text:style-name="Preformatted_20_Text">"authenticity_token"=&gt;"K1HchFF8uYE8ZaQKz5DVG9vF2KGoXJu4JGp/VE3NMjA=",</text:p>
        <text:p text:style-name="Preformatted_20_Text">"controller"=&gt;"users",</text:p>
        <text:p text:style-name="Preformatted_20_Text"><text:s text:c="2"/>"user"=&gt;{"name"=&gt;"Foo Bar", "password_confirmation"=&gt;"[FILTERED]",</text:p>
        <text:p text:style-name="P6"><text:s text:c="11"/>"password"=&gt;"[FILTERED]", "email"=&gt;"foo@invalid"}}</text:p>
        <text:section text:style-name="Sect1" text:name="sec:signup_success">
          <text:p text:style-name="Text_20_body"/>
        </text:section>
        <text:h text:style-name="Heading_20_2" text:outline-level="2"><text:bookmark text:name="sec:8.3"/><text:a xlink:type="simple" xlink:href="http://railstutorial.org/chapters/sign-up?version=2.3#sec:signup_success">8.3 Signup success</text:a></text:h>
        <text:p text:style-name="Text_20_body">Having handled invalid form submissions, now it’s time to complete the signup form by actually saving a new user (if valid) to the database. First, we try to save the user; if the save succeeds, the user’s information gets written to the database automatically, and we then <text:span text:style-name="Emphasis">redirect</text:span> the browser to show the user’s profile (together with a friendly greeting), as mocked up in <text:a xlink:type="simple" xlink:href="http://railstutorial.org/chapters/sign-up?version=2.3#fig:signup_success_mockup">Figure 8.8</text:a>. If it fails, we simply fall back on the behavior developed in <text:a xlink:type="simple" xlink:href="http://railstutorial.org/chapters/sign-up?version=2.3#sec:signup_failure">Section 8.2</text:a>.</text:p>
        <text:section text:style-name="Sect1" text:name="fig:signup_success_mockup">
          <text:p text:style-name="Text_20_body"/>
        </text:section>
        <text:p text:style-name="P3"><draw:frame draw:style-name="fr1" draw:name="graphics8" text:anchor-type="as-char" svg:width="0.7862in" svg:height="0.3929in" draw:z-index="19"><draw:image xlink:href="http://railstutorial.org/images/figures/signup_success_mockup.png" xlink:type="simple" xlink:show="embed" xlink:actuate="onLoad"/><svg:title>signup_success_mockup</svg:title></draw:frame></text:p>
        <text:p text:style-name="P3">Figure 8.8: A mockup of successful signup. <text:a xlink:type="simple" xlink:href="http://www.railstutorial.org/images/figures/signup_success_mockup-full.png">(full size)</text:a></text:p>
        <text:section text:style-name="Sect1" text:name="sec:testing_success">
          <text:p text:style-name="P3"/>
        </text:section>
        <text:h text:style-name="Heading_20_3" text:outline-level="3"><text:bookmark text:name="sec:8.3.1"/><text:a xlink:type="simple" xlink:href="http://railstutorial.org/chapters/sign-up?version=2.3#sec:testing_success">8.3.1 Testing success</text:a></text:h>
        <text:p text:style-name="Text_20_body">The tests for a successful signup follow the lead of the failed signup tests from <text:a xlink:type="simple" xlink:href="http://railstutorial.org/chapters/sign-up?version=2.3#code:failing_create_specs">Listing 8.6</text:a>. Let’s take a look at the result in <text:a xlink:type="simple" xlink:href="http://railstutorial.org/chapters/sign-up?version=2.3#code:signup_success_tests">Listing 8.13</text:a>.</text:p>
        <text:section text:style-name="Sect1" text:name="code:signup_success_tests">
          <text:p text:style-name="Text_20_body"/>
        </text:section>
        <text:p text:style-name="Text_20_body">Listing 8.13. Tests for signup success. <text:line-break/><text:span text:style-name="Source_20_Text">spec/controllers/users_controller_spec.rb</text:span> <draw:frame draw:name="clippy" text:anchor-type="as-char" svg:width="1.1457in" svg:height="0.1457in" draw:z-index="20"><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describe%20%22POST%20'create'%22%20do%0A%20%20%20%20.%0A%20%20%20%20.%0A%20%20%20%20.%0A%20%20%20%20describe%20%22success%22%20do%0A%20%20%20%20%0A%20%20%20%20%20%20before(:each)%20do%0A%20%20%20%20%20%20%20%20@attr%20=%20%7B%20:name%20=%3E%20%22New%20User%22,%20:email%20=%3E%20%22user@example.com%22,%0A%20%20%20%20%20%20%20%20%20%20%20%20%20%20%20%20%20%20:password%20=%3E%20%22foobar%22,%20:password_confirmation%20=%3E%20%22foobar%22%20%7D%0A%20%20%20%20%20%20%20%20@user%20=%20Factory(:user,%20@attr)%0A%20%20%20%20%20%20%20%20User.stub!(:new).and_return(@user)%0A%20%20%20%20%20%20%20%20@user.should_receive(:save).and_return(true)%0A%20%20%20%20%20%20end%0A%20%20%20%20%20%20%20%20%20%20%20%20%0A%20%20%20%20%20%20it%20%22should%20redirect%20to%20the%20user%20show%20page%22%20do%0A%20%20%20%20%20%20%20%20post%20:create,%20:user%20=%3E%20@attr%0A%20%20%20%20%20%20%20%20response.should%20redirect_to(user_path(@user))%0A%20%20%20%20%20%20end%20%20%20%20%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POST 'create'" do</text:p>
        <text:p text:style-name="Preformatted_20_Text"><text:s text:c="4"/>.</text:p>
        <text:p text:style-name="Preformatted_20_Text"><text:s text:c="4"/>.</text:p>
        <text:p text:style-name="Preformatted_20_Text"><text:s text:c="4"/>.</text:p>
        <text:p text:style-name="Preformatted_20_Text"><text:s text:c="4"/>describe "success" do</text:p>
        <text:p text:style-name="Preformatted_20_Text"/>
        <text:p text:style-name="Preformatted_20_Text"><text:s text:c="6"/>before(:each) do</text:p>
        <text:p text:style-name="Preformatted_20_Text"><text:s text:c="8"/>@attr = { :name =&gt; "New User", :email =&gt; "user@example.com",</text:p>
        <text:p text:style-name="Preformatted_20_Text"><text:s text:c="18"/>:password =&gt; "foobar", :password_confirmation =&gt; "foobar" }</text:p>
        <text:p text:style-name="Preformatted_20_Text"><text:s text:c="8"/>@user = Factory(:user, @attr)</text:p>
        <text:p text:style-name="Preformatted_20_Text"><text:s text:c="8"/>User.stub!(:new).and_return(@user)</text:p>
        <text:p text:style-name="Preformatted_20_Text"><text:s text:c="8"/>@user.should_receive(:save).and_return(true)</text:p>
        <text:p text:style-name="Preformatted_20_Text"><text:soft-page-break/><text:s text:c="6"/>end</text:p>
        <text:p text:style-name="Preformatted_20_Text"/>
        <text:p text:style-name="Preformatted_20_Text"><text:s text:c="6"/>it "should redirect to the user show page" do</text:p>
        <text:p text:style-name="Preformatted_20_Text"><text:s text:c="8"/>post :create, :user =&gt; @attr</text:p>
        <text:p text:style-name="Preformatted_20_Text"><text:s text:c="8"/>response.should redirect_to(user_path(@user))</text:p>
        <text:p text:style-name="Preformatted_20_Text"><text:s text:c="6"/>end <text:s text:c="3"/></text:p>
        <text:p text:style-name="Preformatted_20_Text"><text:s text:c="4"/>end</text:p>
        <text:p text:style-name="Preformatted_20_Text"><text:s text:c="2"/>end</text:p>
        <text:p text:style-name="P6">end</text:p>
        <text:p text:style-name="Text_20_body">As with the signup failure tests (<text:a xlink:type="simple" xlink:href="http://railstutorial.org/chapters/sign-up?version=2.3#code:failing_create_specs">Listing 8.6</text:a>), here we use <text:span text:style-name="Source_20_Text">post :create</text:span> to hit the <text:span text:style-name="Source_20_Text">create</text:span> action with an HTTP <text:span text:style-name="Teletype">POST</text:span> request. Unlike in <text:a xlink:type="simple" xlink:href="http://railstutorial.org/chapters/sign-up?version=2.3#code:failing_create_specs">Listing 8.6</text:a>, which used <text:span text:style-name="Source_20_Text">Factory.build</text:span> to simulate a new user, <text:a xlink:type="simple" xlink:href="http://railstutorial.org/chapters/sign-up?version=2.3#code:signup_success_tests">Listing 8.13</text:a> uses <text:span text:style-name="Source_20_Text">Factory(:user)</text:span> to simulate a <text:span text:style-name="Emphasis">saved</text:span> user. As before, our expectation is that <text:span text:style-name="Source_20_Text">@user.save</text:span> will be called, but since this is a test for a successful save we arrange for it to return <text:span text:style-name="Source_20_Text">true</text:span>:<text:bookmark text:name="fnref:8.5"/><text:a xlink:type="simple" xlink:href="http://railstutorial.org/chapters/sign-up?version=2.3#fn:8.5">5</text:a></text:p>
        <text:p text:style-name="P6">@user.should_receive(:save).and_return(true)</text:p>
        <text:p text:style-name="Text_20_body">After a successful save, we check for a redirect to the user show page using this code:</text:p>
        <text:p text:style-name="P6">response.should redirect_to(user_path(@user))</text:p>
        <text:p text:style-name="Text_20_body">This is the kind of redirect that happens on nearly every successful form submission on the web, and with RSpec’s helpful syntax you don’t have to know anything about the underlying HTTP response code.<text:bookmark text:name="fnref:8.6"/><text:a xlink:type="simple" xlink:href="http://railstutorial.org/chapters/sign-up?version=2.3#fn:8.6">6</text:a> The URL itself is generated using the named route <text:span text:style-name="Source_20_Text">user_path</text:span> shown in <text:a xlink:type="simple" xlink:href="http://railstutorial.org/chapters/modeling-and-viewing-users-two?version=2.3#table:named_routes">Table 7.1</text:a>.</text:p>
        <text:section text:style-name="Sect1" text:name="sec:the_finished_signup_form">
          <text:p text:style-name="Text_20_body"/>
        </text:section>
        <text:h text:style-name="Heading_20_3" text:outline-level="3"><text:bookmark text:name="sec:8.3.2"/><text:a xlink:type="simple" xlink:href="http://railstutorial.org/chapters/sign-up?version=2.3#sec:the_finished_signup_form">8.3.2 The finished signup form</text:a></text:h>
        <text:p text:style-name="Text_20_body">To get these tests to pass and thereby complete a working signup form, fill in the commented-out section in <text:a xlink:type="simple" xlink:href="http://railstutorial.org/chapters/sign-up?version=2.3#code:first_create_action">Listing 8.7</text:a> with a redirect, as shown in <text:a xlink:type="simple" xlink:href="http://railstutorial.org/chapters/sign-up?version=2.3#code:user_create_action">Listing 8.14</text:a>.</text:p>
        <text:section text:style-name="Sect1" text:name="code:user_create_action">
          <text:p text:style-name="Text_20_body"/>
        </text:section>
        <text:p text:style-name="Text_20_body">Listing 8.14. The user <text:span text:style-name="Source_20_Text">create</text:span> action with a save and a redirect. <text:line-break/><text:span text:style-name="Source_20_Text">app/controllers/users_controller.rb</text:span> <draw:frame draw:name="clippy" text:anchor-type="as-char" svg:width="1.1457in" svg:height="0.1457in" draw:z-index="21"><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create%0A%20%20%20%20@user%20=%20User.new(params[:user])%0A%20%20%20%20if%20@user.save%0A%20%20%20%20%20%20redirect_to%20@user%0A%20%20%20%20else%0A%20%20%20%20%20%20@title%20=%20%22Sign%20up%22%0A%20%20%20%20%20%20render%20'new'%0A%20%20%20%20end%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 text:c="2"/>.</text:p>
        <text:p text:style-name="Preformatted_20_Text"><text:s text:c="2"/>.</text:p>
        <text:p text:style-name="Preformatted_20_Text"><text:s text:c="2"/>def create</text:p>
        <text:p text:style-name="Preformatted_20_Text"><text:s text:c="4"/>@user = User.new(params[:user])</text:p>
        <text:p text:style-name="Preformatted_20_Text"><text:s text:c="4"/>if @user.save</text:p>
        <text:p text:style-name="Preformatted_20_Text"><text:s text:c="6"/>redirect_to @user</text:p>
        <text:p text:style-name="Preformatted_20_Text"><text:s text:c="4"/>else</text:p>
        <text:p text:style-name="Preformatted_20_Text"><text:s text:c="6"/>@title = "Sign up"</text:p>
        <text:p text:style-name="Preformatted_20_Text"><text:s text:c="6"/>render 'new'</text:p>
        <text:p text:style-name="Preformatted_20_Text"><text:s text:c="4"/>end</text:p>
        <text:p text:style-name="Preformatted_20_Text"><text:s text:c="2"/>end</text:p>
        <text:p text:style-name="P6">end</text:p>
        <text:p text:style-name="Text_20_body">Note that we can omit the <text:span text:style-name="Source_20_Text">user_path</text:span> in the redirect, writing simply <text:span text:style-name="Source_20_Text">redirect_to @user</text:span> to redirect to the user show page, a convention we saw before with <text:span text:style-name="Source_20_Text">link_to</text:span> in <text:a xlink:type="simple" xlink:href="http://railstutorial.org/chapters/modeling-and-viewing-users-two?version=2.3#code:user_show_with_sidebar">Listing 7.24</text:a>. This syntax is nicely succinct, but unfortunately RSpec doesn’t understand it, so we have to use the more verbose <text:soft-page-break/><text:span text:style-name="Source_20_Text">user_path(@user)</text:span> in that case.</text:p>
        <text:section text:style-name="Sect1" text:name="sec:the_flash">
          <text:p text:style-name="Text_20_body"/>
        </text:section>
        <text:h text:style-name="Heading_20_3" text:outline-level="3"><text:bookmark text:name="sec:8.3.3"/><text:a xlink:type="simple" xlink:href="http://railstutorial.org/chapters/sign-up?version=2.3#sec:the_flash">8.3.3 The flash</text:a></text:h>
        <text:p text:style-name="Text_20_body">Before submitting a valid registration in a browser, we’re going to add a bit of polish common in web applications: a message that appears temporarily and then disappears upon page reload. (If this is unclear now, be patient; a concrete example appears shortly.) The Rails way to accomplish this is to use a special variable called the <text:span text:style-name="Emphasis">flash</text:span>, which operates like <text:a xlink:type="simple" xlink:href="http://en.wikipedia.org/wiki/Flash_memory">flash memory</text:a> in that it stores its data temporarily. The <text:span text:style-name="Source_20_Text">flash</text:span> variable is effectively a hash; you may even recall the console example in <text:a xlink:type="simple" xlink:href="http://railstutorial.org/chapters/rails-flavored-ruby?version=2.3#sec:hashes_and_symbols">Section 4.3.3</text:a>, where we saw how to iterate through a hash using a strategically named <text:span text:style-name="Source_20_Text">flash</text:span> hash. To recap, try this console session:</text:p>
        <text:p text:style-name="Preformatted_20_Text">$ script/console</text:p>
        <text:p text:style-name="Preformatted_20_Text">&gt;&gt; flash = { :success =&gt; "It worked!", :error =&gt; "It failed. :-(" }</text:p>
        <text:p text:style-name="Preformatted_20_Text">=&gt; {:success=&gt;"It worked!", :error =&gt; "It failed. :-("}</text:p>
        <text:p text:style-name="Preformatted_20_Text">&gt;&gt; flash.each do |key, value|</text:p>
        <text:p text:style-name="Preformatted_20_Text">?&gt; <text:s text:c="2"/>puts "#{key}"</text:p>
        <text:p text:style-name="Preformatted_20_Text">?&gt; <text:s text:c="2"/>puts "#{value}"</text:p>
        <text:p text:style-name="Preformatted_20_Text">&gt;&gt; end</text:p>
        <text:p text:style-name="Preformatted_20_Text">success</text:p>
        <text:p text:style-name="Preformatted_20_Text">It worked!</text:p>
        <text:p text:style-name="Preformatted_20_Text">error</text:p>
        <text:p text:style-name="P6">It failed. :-(</text:p>
        <text:p text:style-name="Text_20_body">We can arrange to display the contents of the flash site-wide by including it in our application layout, as in <text:a xlink:type="simple" xlink:href="http://railstutorial.org/chapters/sign-up?version=2.3#code:layout_flash">Listing 8.15</text:a>.</text:p>
        <text:section text:style-name="Sect1" text:name="code:layout_flash">
          <text:p text:style-name="Text_20_body"/>
        </text:section>
        <text:p text:style-name="Text_20_body">Listing 8.15. Adding the contents of the <text:span text:style-name="Source_20_Text">flash</text:span> variable to the site layout. <text:line-break/><text:span text:style-name="Source_20_Text">app/views/layouts/application.html.erb</text:span> <draw:frame draw:name="clippy" text:anchor-type="as-char" svg:width="1.1457in" svg:height="0.1457in" draw:z-index="22"><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3E%0A%20%20%20%20%20%20.%0A%20%20%20%20%20%20.%0A%20%20%20%20%20%20.%0A%20%20%20%20%20%20%3Cdiv%20id=%22content%22%20class=%22round%22%3E%0A%20%20%20%20%20%20%20%20%3C%25%20flash.each%20do%20%7Ckey,%20value%7C%20%25%3E%0A%20%20%20%20%20%20%20%20%20%20%3Cdiv%20class=%22flash%20%3C%25=%20key%20%25%3E%22%3E%3C%25=%20value%20%25%3E%3C/div%3E%0A%20%20%20%20%20%20%20%20%3C%25%20end%20%25%3E%20%0A%20%20%20%20%20%20%20%20%3C%25=%20yield%20%25%3E%0A%20%20%20%20%20%20%3C/div%3E%0A%20%20%20%20%20%20.%0A%20%20%20%20%20%20.%0A%20%20%20%20%20%20.%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gt;</text:p>
        <text:p text:style-name="Preformatted_20_Text"><text:s text:c="6"/>.</text:p>
        <text:p text:style-name="Preformatted_20_Text"><text:s text:c="6"/>.</text:p>
        <text:p text:style-name="Preformatted_20_Text"><text:s text:c="6"/>.</text:p>
        <text:p text:style-name="Preformatted_20_Text"><text:s text:c="6"/>&lt;div id="content" class="round"&gt;</text:p>
        <text:p text:style-name="Preformatted_20_Text"><text:s text:c="8"/>&lt;% flash.each do |key, value| %&gt;</text:p>
        <text:p text:style-name="Preformatted_20_Text"><text:s text:c="10"/>&lt;div class="flash &lt;%= key %&gt;"&gt;&lt;%= value %&gt;&lt;/div&gt;</text:p>
        <text:p text:style-name="Preformatted_20_Text"><text:s text:c="8"/>&lt;% end %&gt; </text:p>
        <text:p text:style-name="Preformatted_20_Text"><text:s text:c="8"/>&lt;%= yield %&gt;</text:p>
        <text:p text:style-name="Preformatted_20_Text"><text:s text:c="6"/>&lt;/div&gt;</text:p>
        <text:p text:style-name="Preformatted_20_Text"><text:s text:c="6"/>.</text:p>
        <text:p text:style-name="Preformatted_20_Text"><text:s text:c="6"/>.</text:p>
        <text:p text:style-name="Preformatted_20_Text"><text:s text:c="6"/>.</text:p>
        <text:p text:style-name="P6">&lt;/html&gt;</text:p>
        <text:p text:style-name="Text_20_body">This code arranges to insert a <text:span text:style-name="Source_20_Text">div</text:span> tag for each element in the flash, with a CSS class indicating the type of message. For example, if <text:span text:style-name="Source_20_Text">flash[:success] = "Welcome to the Sample App!"</text:span>, then the code</text:p>
        <text:p text:style-name="Preformatted_20_Text">&lt;% flash.each do |key, value| %&gt;</text:p>
        <text:p text:style-name="Preformatted_20_Text"><text:s text:c="2"/>&lt;div class="flash &lt;%= key %&gt;"&gt;&lt;%= value %&gt;&lt;/div&gt;</text:p>
        <text:p text:style-name="P6"><text:soft-page-break/>&lt;% end %&gt; </text:p>
        <text:p text:style-name="Text_20_body">will produce this HTML:<text:bookmark text:name="fnref:8.7"/><text:a xlink:type="simple" xlink:href="http://railstutorial.org/chapters/sign-up?version=2.3#fn:8.7">7</text:a></text:p>
        <text:p text:style-name="P6">&lt;div class="flash success"&gt;Welcome to the Sample App!&lt;/div&gt;</text:p>
        <text:p text:style-name="Text_20_body">The reason we iterate through all possible key/value pairs is so that we can include other kinds of flash messages; for example, in <text:a xlink:type="simple" xlink:href="http://railstutorial.org/chapters/sign-in-sign-out?version=2.3#code:signin_failure">Listing 9.8</text:a> we’ll see <text:span text:style-name="Source_20_Text">flash[:error]</text:span> used to indicate a failed signin attempt.<text:bookmark text:name="fnref:8.8"/><text:a xlink:type="simple" xlink:href="http://railstutorial.org/chapters/sign-up?version=2.3#fn:8.8">8</text:a></text:p>
        <text:p text:style-name="Text_20_body">Let’s test for the right flash message by making sure the right message appears under the key <text:span text:style-name="Source_20_Text">:success</text:span> (<text:a xlink:type="simple" xlink:href="http://railstutorial.org/chapters/sign-up?version=2.3#code:signup_flash_test">Listing 8.16</text:a>).</text:p>
        <text:section text:style-name="Sect1" text:name="code:signup_flash_test">
          <text:p text:style-name="Text_20_body"/>
        </text:section>
        <text:p text:style-name="Text_20_body">Listing 8.16. A test for a flash message on successful user signup. <text:line-break/><text:span text:style-name="Source_20_Text">spec/controllers/users_controller_spec.rb</text:span> <draw:frame draw:name="clippy" text:anchor-type="as-char" svg:width="1.1457in" svg:height="0.1457in" draw:z-index="23"><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describe%20%22POST%20'create'%22%20do%0A%20%20%20%20.%0A%20%20%20%20.%0A%20%20%20%20%0A%20%20%20%20describe%20%22success%22%20do%0A%20%20%20%20%20%20.%0A%20%20%20%20%20%20.%0A%20%20%20%20%20%20.%0A%20%20%20%20%20%20%0A%20%20%20%20%20%20it%20%22should%20have%20a%20welcome%20message%22%20do%0A%20%20%20%20%20%20%20%20post%20:create,%20:user%20=%3E%20@attr%0A%20%20%20%20%20%20%20%20flash[:success].should%20=~%20/welcome%20to%20the%20sample%20app/i%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POST 'create'" do</text:p>
        <text:p text:style-name="Preformatted_20_Text"><text:s text:c="4"/>.</text:p>
        <text:p text:style-name="Preformatted_20_Text"><text:s text:c="4"/>.</text:p>
        <text:p text:style-name="Preformatted_20_Text"/>
        <text:p text:style-name="Preformatted_20_Text"><text:s text:c="4"/>describe "success" do</text:p>
        <text:p text:style-name="Preformatted_20_Text"><text:s text:c="6"/>.</text:p>
        <text:p text:style-name="Preformatted_20_Text"><text:s text:c="6"/>.</text:p>
        <text:p text:style-name="Preformatted_20_Text"><text:s text:c="6"/>.</text:p>
        <text:p text:style-name="Preformatted_20_Text"/>
        <text:p text:style-name="Preformatted_20_Text"><text:s text:c="6"/>it "should have a welcome message" do</text:p>
        <text:p text:style-name="Preformatted_20_Text"><text:s text:c="8"/>post :create, :user =&gt; @attr</text:p>
        <text:p text:style-name="Preformatted_20_Text"><text:s text:c="8"/>flash[:success].should =~ /welcome to the sample app/i</text:p>
        <text:p text:style-name="Preformatted_20_Text"><text:s text:c="6"/>end</text:p>
        <text:p text:style-name="Preformatted_20_Text"><text:s text:c="4"/>end</text:p>
        <text:p text:style-name="Preformatted_20_Text"><text:s text:c="2"/>end</text:p>
        <text:p text:style-name="P6">end</text:p>
        <text:p text:style-name="Text_20_body">This uses the case-insensitive regular expression <text:span text:style-name="Source_20_Text">/.../i</text:span>, a construction we last saw in the <text:span text:style-name="Source_20_Text">EmailRegex</text:span> of <text:a xlink:type="simple" xlink:href="http://railstutorial.org/chapters/modeling-and-viewing-users-one?version=2.3#code:validates_format_of_email">Listing 6.15</text:a>. Note that we don’t yet test for the appearance of the actual flash message HTML; we’ll fix this by testing for the actual <text:span text:style-name="Source_20_Text">div</text:span> tag in <text:a xlink:type="simple" xlink:href="http://railstutorial.org/chapters/sign-up?version=2.3#sec:successful_signup">Section 8.4.3</text:a>.</text:p>
        <text:p text:style-name="Text_20_body">We get the flash test to pass by assigning to <text:span text:style-name="Source_20_Text">flash[:success]</text:span> in the <text:span text:style-name="Source_20_Text">create</text:span> action as in <text:a xlink:type="simple" xlink:href="http://railstutorial.org/chapters/sign-up?version=2.3#code:signup_flash">Listing 8.17</text:a>. The message uses different capitalization from the one in the test, but the test passes anyway because of the <text:span text:style-name="Source_20_Text">i</text:span> at the end of the regular expression. This way we won’t break the test if we write, e.g., <text:span text:style-name="Source_20_Text">sample app</text:span> in place of <text:span text:style-name="Source_20_Text">Sample App</text:span>.</text:p>
        <text:section text:style-name="Sect1" text:name="code:signup_flash">
          <text:p text:style-name="Text_20_body"/>
        </text:section>
        <text:p text:style-name="Text_20_body">Listing 8.17. Adding a flash message to user signup. <text:line-break/><text:span text:style-name="Source_20_Text">app/controllers/users_controller.rb</text:span> <draw:frame draw:name="clippy" text:anchor-type="as-char" svg:width="1.1457in" svg:height="0.1457in" draw:z-index="24"><draw:plugin xlink:href="http://railstutorial.org/flash/clippy.swf" xlink:type="simple" xlink:show="embed" xlink:actuate="onLoad" draw:mime-type="application/x-shockwave-flash"><draw:param draw:name="bgcolor" draw:value="#ffffff"/><draw:param draw:name="flashvars" draw:value="text=class%20UsersController%20%3C%20ApplicationController%0A%20%20.%0A%20%20.%0A%20%20.%0A%20%20def%20create%0A%20%20%20%20@user%20=%20User.new(params[:user])%0A%20%20%20%20if%20@user.save%0A%20%20%20%20%20%20flash[:success]%20=%20%22Welcome%20to%20the%20Sample%20App!%22%0A%20%20%20%20%20%20redirect_to%20@user%0A%20%20%20%20else%0A%20%20%20%20%20%20@title%20=%20%22Sign%20up%22%0A%20%20%20%20%20%20render%20'new'%0A%20%20%20%20end%0A%20%20end%0Aend%0A"/><draw:param draw:name="pluginspage" draw:value="http://www.macromedia.com/go/getflashplayer"/><draw:param draw:name="allowscriptaccess" draw:value="always"/><draw:param draw:name="quality" draw:value="high"/></draw:plugin></draw:frame> </text:p>
        <text:p text:style-name="Preformatted_20_Text">class UsersController &lt; ApplicationController</text:p>
        <text:p text:style-name="Preformatted_20_Text"><text:s text:c="2"/>.</text:p>
        <text:p text:style-name="Preformatted_20_Text"><text:soft-page-break/><text:s text:c="2"/>.</text:p>
        <text:p text:style-name="Preformatted_20_Text"><text:s text:c="2"/>.</text:p>
        <text:p text:style-name="Preformatted_20_Text"><text:s text:c="2"/>def create</text:p>
        <text:p text:style-name="Preformatted_20_Text"><text:s text:c="4"/>@user = User.new(params[:user])</text:p>
        <text:p text:style-name="Preformatted_20_Text"><text:s text:c="4"/>if @user.save</text:p>
        <text:p text:style-name="Preformatted_20_Text"><text:s text:c="6"/>flash[:success] = "Welcome to the Sample App!"</text:p>
        <text:p text:style-name="Preformatted_20_Text"><text:s text:c="6"/>redirect_to @user</text:p>
        <text:p text:style-name="Preformatted_20_Text"><text:s text:c="4"/>else</text:p>
        <text:p text:style-name="Preformatted_20_Text"><text:s text:c="6"/>@title = "Sign up"</text:p>
        <text:p text:style-name="Preformatted_20_Text"><text:s text:c="6"/>render 'new'</text:p>
        <text:p text:style-name="Preformatted_20_Text"><text:s text:c="4"/>end</text:p>
        <text:p text:style-name="Preformatted_20_Text"><text:s text:c="2"/>end</text:p>
        <text:p text:style-name="P6">end</text:p>
        <text:section text:style-name="Sect1" text:name="sec:the_first_signup">
          <text:p text:style-name="Text_20_body"/>
        </text:section>
        <text:h text:style-name="Heading_20_3" text:outline-level="3"><text:bookmark text:name="sec:8.3.4"/><text:a xlink:type="simple" xlink:href="http://railstutorial.org/chapters/sign-up?version=2.3#sec:the_first_signup">8.3.4 The first signup</text:a></text:h>
        <text:p text:style-name="Text_20_body">We can see the result of all this work by signing up our first user (under the name “Rails Tutorial” and email address “<text:span text:style-name="Teletype">example@railstutorial.org</text:span>”), which shows a friendly message upon successful signup, as seen in <text:a xlink:type="simple" xlink:href="http://railstutorial.org/chapters/sign-up?version=2.3#fig:signup_flash">Figure 8.9</text:a>. (The nice green styling for the <text:span text:style-name="Source_20_Text">success</text:span> class comes included with the Blueprint CSS framework from <text:a xlink:type="simple" xlink:href="http://railstutorial.org/chapters/rails-flavored-ruby?version=2.3#sec:cascading_style_sheets">Section 4.1.2</text:a>.) Then, upon reloading the user show page, the flash message disappears as promised (<text:a xlink:type="simple" xlink:href="http://railstutorial.org/chapters/sign-up?version=2.3#fig:signup_flash_reloaded">Figure 8.10</text:a>).</text:p>
        <text:section text:style-name="Sect1" text:name="fig:signup_flash">
          <text:p text:style-name="Text_20_body"/>
        </text:section>
        <text:p text:style-name="P3"><draw:frame draw:style-name="fr1" draw:name="graphics9" text:anchor-type="as-char" svg:width="0.7862in" svg:height="0.3929in" draw:z-index="25"><draw:image xlink:href="http://railstutorial.org/images/figures/signup_flash.png" xlink:type="simple" xlink:show="embed" xlink:actuate="onLoad"/><svg:title>signup_flash</svg:title></draw:frame></text:p>
        <text:p text:style-name="P3">Figure 8.9: The results of a successful user signup, with flash message. <text:a xlink:type="simple" xlink:href="http://www.railstutorial.org/images/figures/signup_flash-full.png">(full size)</text:a></text:p>
        <text:section text:style-name="Sect1" text:name="fig:signup_flash_reloaded">
          <text:p text:style-name="P3"/>
        </text:section>
        <text:p text:style-name="P3"><draw:frame draw:style-name="fr1" draw:name="graphics10" text:anchor-type="as-char" svg:width="0.7862in" svg:height="0.3929in" draw:z-index="26"><draw:image xlink:href="http://railstutorial.org/images/figures/signup_flash_reloaded.png" xlink:type="simple" xlink:show="embed" xlink:actuate="onLoad"/><svg:title>signup_flash_reloaded</svg:title></draw:frame></text:p>
        <text:p text:style-name="Text_20_body">Figure 8.10: The flash-less profile page after a browser reload. <text:a xlink:type="simple" xlink:href="http://www.railstutorial.org/images/figures/signup_flash_reloaded-full.png">(full size)</text:a></text:p>
        <text:p text:style-name="Text_20_body">We can now check our database just to be double-sure that the new user was actually created:</text:p>
        <text:p text:style-name="Preformatted_20_Text">$ script/console</text:p>
        <text:p text:style-name="Preformatted_20_Text">&gt;&gt; user = User.first</text:p>
        <text:p text:style-name="Preformatted_20_Text">=&gt; #&lt;User id: 1, name: "Rails Tutorial", email: "example@railstutorial.org",</text:p>
        <text:p text:style-name="Preformatted_20_Text">created_at: "2010-02-17 03:07:53", updated_at: "2010-02-17 03:07:53",</text:p>
        <text:p text:style-name="Preformatted_20_Text">encrypted_password: "48aa8f4444b71f3f713d87d051819b0d44cd89f4a963949f201...",</text:p>
        <text:p text:style-name="P6">salt: "f52924ba502d4f92a634d4f9647622ccce26205176cceca2adc..."&gt;</text:p>
        <text:p text:style-name="Text_20_body">Success!</text:p>
        <text:section text:style-name="Sect1" text:name="sec:rspec_integration_tests">
          <text:p text:style-name="Text_20_body"/>
        </text:section>
        <text:h text:style-name="Heading_20_2" text:outline-level="2"><text:bookmark text:name="sec:8.4"/><text:a xlink:type="simple" xlink:href="http://railstutorial.org/chapters/sign-up?version=2.3#sec:rspec_integration_tests">8.4 RSpec integration tests</text:a></text:h>
        <text:p text:style-name="Text_20_body">In principle we are done with user signup at this point, but you may have noticed that we haven’t tested the structure of the signup form, nor have we tested that submissions actually work. Of course, we <text:span text:style-name="Emphasis">have</text:span> checked these things by viewing the pages in our browser, but the whole point of automated testing is to make sure that once things work they stay that way. Making such tests is the goal of this section—and the results are pretty sweet.</text:p>
        <text:p text:style-name="Text_20_body"><text:soft-page-break/>One testing method would be to check the HTML structure of the form (using <text:span text:style-name="Source_20_Text">integrate_views</text:span> and the <text:span text:style-name="Source_20_Text">have_tag</text:span> method), and indeed this is a good way to test-drive views. (<text:a xlink:type="simple" xlink:href="http://railstutorial.org/chapters/sign-up?version=2.3#sec:signup_exercises">Section 8.6</text:a> has an exercise to this effect.) But I prefer not to test the detailed HTML structure of views—I don’t see any reason why we should have to know that Rails implements user email submission using <text:span text:style-name="Source_20_Text">name="user[email]"</text:span>, and indeed any test of that structure would break if a future Rails version changed this convention. Moreover, it would be nice to have a test for the entire signup process: visiting the signup page, filling in the form values, clicking the button, and making sure (if the submission is valid) that a new user gets created in the (test) database.</text:p>
        <text:p text:style-name="Text_20_body">Though it’s not the only way (see <text:a xlink:type="simple" xlink:href="http://railstutorial.org/chapters/sign-up?version=2.3#sidebar:integration_alternatives">Box 8.2</text:a>), my preferred solution to this problem is to use an RSpec integration test, which we first used in <text:a xlink:type="simple" xlink:href="http://railstutorial.org/chapters/filling-in-the-layout?version=2.3#sec:integration_tests">Section 5.2.1</text:a> to test the custom routes (such as <text:span text:style-name="Teletype">/about</text:span> for the About page). In that section, we saw only a tiny fraction of the power of integration tests; below, we’ll see just how amazing they can be.</text:p>
        <text:section text:style-name="Sect1" text:name="sidebar:integration_alternatives">
          <text:p text:style-name="Text_20_body"/>
        </text:section>
        <text:p text:style-name="Text_20_body">Box 8.2.Integration alternatives </text:p>
        <text:p text:style-name="Text_20_body">As we’ve seen in this and previous chapters, <text:span text:style-name="Emphasis">Ruby on Rails Tutorial</text:span> uses RSpec for all its tests, including integration tests. In my view, there is no match for the simplicity and power of RSpec integration tests, especially when combined with the expressiveness of Webrat. There are a couple of viable alternatives, though. One is the Rails default, integration testing with <text:span text:style-name="Teletype">Test::Unit</text:span>. This is fine if you use <text:span text:style-name="Teletype">Test::Unit</text:span> elsewhere, but we’re using RSpec in this tutorial, and I prefer not to mix RSpec and <text:span text:style-name="Teletype">Test::Unit</text:span> in a single project. A second option is <text:a xlink:type="simple" xlink:href="http://cukes.info/">Cucumber</text:a>, which works nicely with RSpec and allows the definition of plain-text stories describing application behavior. Cucumber is quite powerful and has a growing following in the Ruby community; although I find that the plain-text stories can be a bit verbose and (cuc)cumbersome, I suggest taking a look at some <text:a xlink:type="simple" xlink:href="http://wiki.github.com/aslakhellesoy/cucumber/tutorials-and-related-blog-posts">Cucumber tutorials</text:a> to see if it suits you.</text:p>
        <text:section text:style-name="Sect1" text:name="sec:webrat">
          <text:p text:style-name="Text_20_body"/>
        </text:section>
        <text:h text:style-name="Heading_20_3" text:outline-level="3"><text:bookmark text:name="sec:8.4.1"/><text:a xlink:type="simple" xlink:href="http://railstutorial.org/chapters/sign-up?version=2.3#sec:webrat">8.4.1 Webrat</text:a></text:h>
        <text:p text:style-name="Text_20_body">The first step toward amazing signup integration tests is to install <text:span text:style-name="Emphasis">Webrat</text:span>,<text:bookmark text:name="fnref:8.9"/><text:a xlink:type="simple" xlink:href="http://railstutorial.org/chapters/sign-up?version=2.3#fn:8.9">9</text:a> which allows us to write tests using a highly expressive mini-language for interacting with web pages.<text:bookmark text:name="fnref:8.10"/><text:a xlink:type="simple" xlink:href="http://railstutorial.org/chapters/sign-up?version=2.3#fn:8.10">10</text:a> (The <text:a xlink:type="simple" xlink:href="http://github.com/brynary/webrat">Webrat home page</text:a> has installation instructions, and the <text:a xlink:type="simple" xlink:href="http://wiki.github.com/brynary/webrat">Webrat wiki</text:a> has further documentation.) If you’re using Linux, you’ll probably have to install a couple libraries first:</text:p>
        <text:p text:style-name="P6">$ [sudo] apt-get install libxslt1-dev libxml2-dev</text:p>
        <text:p text:style-name="Text_20_body">Otherwise, you just need to install the <text:span text:style-name="Teletype">webrat</text:span> gem (together with <text:span text:style-name="Teletype">launchy</text:span>, a gem needed to spawn new browser windows when Webrat encounters exceptions):</text:p>
        <text:p text:style-name="Preformatted_20_Text">$ [sudo] gem install webrat -v 0.7.0</text:p>
        <text:p text:style-name="P6">$ [sudo] gem install launchy -v 0.3.5</text:p>
        <text:p text:style-name="Text_20_body">Then add a couple lines in your RSpec helper file (<text:a xlink:type="simple" xlink:href="http://railstutorial.org/chapters/sign-up?version=2.3#code:webrat_spec_helper">Listing 8.18</text:a>) and you’ll be good to go.</text:p>
        <text:section text:style-name="Sect1" text:name="code:webrat_spec_helper">
          <text:p text:style-name="Text_20_body"/>
        </text:section>
        <text:p text:style-name="Text_20_body">Listing 8.18. Code needed to use Webrat with RSpec. <text:line-break/><text:span text:style-name="Source_20_Text">spec/spec_helper.rb</text:span> <draw:frame draw:name="clippy" text:anchor-type="as-char" svg:width="1.1457in" svg:height="0.1457in" draw:z-index="27"><draw:plugin xlink:href="http://railstutorial.org/flash/clippy.swf" xlink:type="simple" xlink:show="embed" xlink:actuate="onLoad" draw:mime-type="application/x-shockwave-flash"><draw:param draw:name="bgcolor" draw:value="#ffffff"/><draw:param draw:name="flashvars" draw:value="text=.%0A.%0A.%0Arequire%20'spec/rails'%0Arequire%20'webrat'%0A%0AWebrat.configure%20do%20%7Cconfig%7C%0A%20%20config.mode%20=%20:rails%0Aend%0A.%0A.%0A.%0A"/><draw:param draw:name="pluginspage" draw:value="http://www.macromedia.com/go/getflashplayer"/><draw:param draw:name="allowscriptaccess" draw:value="always"/><draw:param draw:name="quality" draw:value="high"/></draw:plugin></draw:frame> </text:p>
        <text:p text:style-name="Preformatted_20_Text">.</text:p>
        <text:p text:style-name="Preformatted_20_Text">.</text:p>
        <text:p text:style-name="Preformatted_20_Text"><text:soft-page-break/>.</text:p>
        <text:p text:style-name="Preformatted_20_Text">require 'spec/rails'</text:p>
        <text:p text:style-name="Preformatted_20_Text">require 'webrat'</text:p>
        <text:p text:style-name="Preformatted_20_Text"/>
        <text:p text:style-name="Preformatted_20_Text">Webrat.configure do |config|</text:p>
        <text:p text:style-name="Preformatted_20_Text"><text:s text:c="2"/>config.mode = :rails</text:p>
        <text:p text:style-name="Preformatted_20_Text">end</text:p>
        <text:p text:style-name="Preformatted_20_Text">.</text:p>
        <text:p text:style-name="Preformatted_20_Text">.</text:p>
        <text:p text:style-name="P6">.</text:p>
        <text:section text:style-name="Sect1" text:name="sec:failed_signup">
          <text:p text:style-name="Text_20_body"/>
        </text:section>
        <text:h text:style-name="Heading_20_3" text:outline-level="3"><text:bookmark text:name="sec:8.4.2"/><text:a xlink:type="simple" xlink:href="http://railstutorial.org/chapters/sign-up?version=2.3#sec:failed_signup">8.4.2 Users signup failure should not make a new user</text:a></text:h>
        <text:p text:style-name="Text_20_body">Now we’re ready to make an integration test for signing up users. As we saw in <text:a xlink:type="simple" xlink:href="http://railstutorial.org/chapters/filling-in-the-layout?version=2.3#sec:integration_tests">Section 5.2.1</text:a>, RSpec comes with a generator to make such integration specs; in the present case, our integration tests will contain various actions taken by users, so we’ll name the test <text:span text:style-name="Source_20_Text">users</text:span> accordingly:</text:p>
        <text:p text:style-name="Preformatted_20_Text">$ script/generate integration_spec users</text:p>
        <text:p text:style-name="P6"><text:s text:c="6"/>create <text:s/>spec/integration/users_spec.rb </text:p>
        <text:p text:style-name="Text_20_body">As in <text:a xlink:type="simple" xlink:href="http://railstutorial.org/chapters/filling-in-the-layout?version=2.3#sec:integration_tests">Section 5.2.1</text:a>, the generator automatically appends a spec identifier, yielding <text:span text:style-name="Source_20_Text">users_spec.rb</text:span>.<text:bookmark text:name="fnref:8.11"/><text:a xlink:type="simple" xlink:href="http://railstutorial.org/chapters/sign-up?version=2.3#fn:8.11">11</text:a></text:p>
        <text:p text:style-name="Text_20_body">We start with signup failure. A simple way to arrange a failing signup is to visit the signup URL and just click the button, resulting in a page as in <text:a xlink:type="simple" xlink:href="http://railstutorial.org/chapters/sign-up?version=2.3#fig:blank_signup">Figure 8.11</text:a>. Upon failed submission, the response should render the <text:span text:style-name="Source_20_Text">users/new</text:span> template. If you inspect the resulting HTML, you should see something like the markup in <text:a xlink:type="simple" xlink:href="http://railstutorial.org/chapters/sign-up?version=2.3#code:error_explanation">Listing 8.19</text:a>. This means that we can test for the presence of error messages by looking for a <text:span text:style-name="Source_20_Text">div</text:span> tag with the CSS id <text:span text:style-name="Source_20_Text">"errorExplanation"</text:span>. A test for these steps appears in <text:a xlink:type="simple" xlink:href="http://railstutorial.org/chapters/sign-up?version=2.3#code:signup_failure_test">Listing 8.20</text:a>.</text:p>
        <text:section text:style-name="Sect1" text:name="fig:blank_signup">
          <text:p text:style-name="Text_20_body"/>
        </text:section>
        <text:p text:style-name="P3"><draw:frame draw:style-name="fr1" draw:name="graphics11" text:anchor-type="as-char" svg:width="0.7862in" svg:height="0.3929in" draw:z-index="28"><draw:image xlink:href="http://railstutorial.org/images/figures/blank_signup.png" xlink:type="simple" xlink:show="embed" xlink:actuate="onLoad"/><svg:title>blank_signup</svg:title></draw:frame></text:p>
        <text:p text:style-name="P3">Figure 8.11: The result of visiting <text:a xlink:type="simple" xlink:href="http://localhost:3000/signup"><text:span text:style-name="Teletype">/signup</text:span></text:a> and just clicking “Sign up”. <text:a xlink:type="simple" xlink:href="http://www.railstutorial.org/images/figures/blank_signup-full.png">(full size)</text:a></text:p>
        <text:section text:style-name="Sect1" text:name="code:error_explanation">
          <text:p text:style-name="P3"/>
        </text:section>
        <text:p text:style-name="Text_20_body">Listing 8.19. The error explanation <text:span text:style-name="Source_20_Text">div</text:span> from the page in <text:a xlink:type="simple" xlink:href="http://railstutorial.org/chapters/sign-up?version=2.3#fig:blank_signup">Figure 8.11</text:a>. <draw:frame draw:name="clippy" text:anchor-type="as-char" svg:width="1.1457in" svg:height="0.1457in" draw:z-index="29"><draw:plugin xlink:href="http://railstutorial.org/flash/clippy.swf" xlink:type="simple" xlink:show="embed" xlink:actuate="onLoad" draw:mime-type="application/x-shockwave-flash"><draw:param draw:name="bgcolor" draw:value="#ffffff"/><draw:param draw:name="flashvars" draw:value="text=%3Cdiv%20class=%22errorExplanation%22%20id=%22errorExplanation%22%3E%0A%20%20%3Ch2%3E5%20errors%20prohibited%20this%20user%20from%20being%20saved%3C/h2%3E%0A%20%20%3Cp%3EThere%20were%20problems%20with%20the%20following%20fields:%3C/p%3E%0A%20%20%3Cul%3E%0A%20%20%20%20%3Cli%3EName%20can't%20be%20blank%3C/li%3E%0A%20%20%20%20%3Cli%3EEmail%20can't%20be%20blank%3C/li%3E%0A%20%20%20%20%3Cli%3EEmail%20is%20invalid%3C/li%3E%0A%20%20%20%20%3Cli%3EPassword%20can't%20be%20blank%3C/li%3E%0A%20%20%20%20%3Cli%3EPassword%20is%20too%20short%20(minimum%20is%206%20characters)%3C/li%3E%0A%20%20%3C/ul%3E%0A%3C/div%3E%0A"/><draw:param draw:name="pluginspage" draw:value="http://www.macromedia.com/go/getflashplayer"/><draw:param draw:name="allowscriptaccess" draw:value="always"/><draw:param draw:name="quality" draw:value="high"/></draw:plugin></draw:frame> </text:p>
        <text:p text:style-name="Preformatted_20_Text">&lt;div class="errorExplanation" id="errorExplanation"&gt;</text:p>
        <text:p text:style-name="Preformatted_20_Text"><text:s text:c="2"/>&lt;h2&gt;5 errors prohibited this user from being saved&lt;/h2&gt;</text:p>
        <text:p text:style-name="Preformatted_20_Text"><text:s text:c="2"/>&lt;p&gt;There were problems with the following fields:&lt;/p&gt;</text:p>
        <text:p text:style-name="Preformatted_20_Text"><text:s text:c="2"/>&lt;ul&gt;</text:p>
        <text:p text:style-name="Preformatted_20_Text"><text:s text:c="4"/>&lt;li&gt;Name can't be blank&lt;/li&gt;</text:p>
        <text:p text:style-name="Preformatted_20_Text"><text:s text:c="4"/>&lt;li&gt;Email can't be blank&lt;/li&gt;</text:p>
        <text:p text:style-name="Preformatted_20_Text"><text:s text:c="4"/>&lt;li&gt;Email is invalid&lt;/li&gt;</text:p>
        <text:p text:style-name="Preformatted_20_Text"><text:s text:c="4"/>&lt;li&gt;Password can't be blank&lt;/li&gt;</text:p>
        <text:p text:style-name="Preformatted_20_Text"><text:s text:c="4"/>&lt;li&gt;Password is too short (minimum is 6 characters)&lt;/li&gt;</text:p>
        <text:p text:style-name="Preformatted_20_Text"><text:s text:c="2"/>&lt;/ul&gt;</text:p>
        <text:p text:style-name="P6">&lt;/div&gt;</text:p>
        <text:section text:style-name="Sect1" text:name="code:signup_failure_test">
          <text:p text:style-name="Text_20_body"/>
        </text:section>
        <text:p text:style-name="Text_20_body">Listing 8.20. Testing signup failure. <text:line-break/><text:span text:style-name="Source_20_Text">spec/integration/users_spec.rb</text:span> <draw:frame draw:name="clippy" text:anchor-type="as-char" svg:width="1.1457in" svg:height="0.1457in" draw:z-index="30"><draw:plugin xlink:href="http://railstutorial.org/flash/clippy.swf" xlink:type="simple" xlink:show="embed" xlink:actuate="onLoad" draw:mime-type="application/x-shockwave-flash"><draw:param draw:name="bgcolor" draw:value="#ffffff"/><draw:param draw:name="flashvars" draw:value="text=require%20'spec_helper'%0A%0Adescribe%20%22Users%22%20do%0A%20%20%0A%20%20describe%20%22signup%22%20do%0A%20%20%20%20%0A%20%20%20%20describe%20%22failure%22%20do%0A%20%20%20%20%0A%20%20%20%20%20%20it%20%22should%20not%20make%20a%20new%20user%22%20do%0A%20%20%20%20%20%20%20%20visit%20signup_path%0A%20%20%20%20%20%20%20%20click_button%0A%20%20%20%20%20%20%20%20response.should%20render_template('users/new')%0A%20%20%20%20%20%20%20%20response.should%20have_tag(%22div%23errorExplanation%22)%0A%20%20%20%20%20%20end%0A%20%20%20%20end%0A%20%20end%0Aend%0A"/><draw:param draw:name="pluginspage" draw:value="http://www.macromedia.com/go/getflashplayer"/><draw:param draw:name="allowscriptaccess" draw:value="always"/><draw:param draw:name="quality" draw:value="high"/></draw:plugin></draw:frame> </text:p>
        <text:p text:style-name="Preformatted_20_Text"><text:soft-page-break/>require 'spec_helper'</text:p>
        <text:p text:style-name="Preformatted_20_Text"/>
        <text:p text:style-name="Preformatted_20_Text">describe "Users" do</text:p>
        <text:p text:style-name="Preformatted_20_Text"/>
        <text:p text:style-name="Preformatted_20_Text"><text:s text:c="2"/>describe "signup" do</text:p>
        <text:p text:style-name="Preformatted_20_Text"/>
        <text:p text:style-name="Preformatted_20_Text"><text:s text:c="4"/>describe "failure" do</text:p>
        <text:p text:style-name="Preformatted_20_Text"/>
        <text:p text:style-name="Preformatted_20_Text"><text:s text:c="6"/>it "should not make a new user" do</text:p>
        <text:p text:style-name="Preformatted_20_Text"><text:s text:c="8"/>visit signup_path</text:p>
        <text:p text:style-name="Preformatted_20_Text"><text:s text:c="8"/>click_button</text:p>
        <text:p text:style-name="Preformatted_20_Text"><text:s text:c="8"/>response.should render_template('users/new')</text:p>
        <text:p text:style-name="Preformatted_20_Text"><text:s text:c="8"/>response.should have_tag("div#errorExplanation")</text:p>
        <text:p text:style-name="Preformatted_20_Text"><text:s text:c="6"/>end</text:p>
        <text:p text:style-name="Preformatted_20_Text"><text:s text:c="4"/>end</text:p>
        <text:p text:style-name="Preformatted_20_Text"><text:s text:c="2"/>end</text:p>
        <text:p text:style-name="P6">end</text:p>
        <text:p text:style-name="Text_20_body">Here <text:span text:style-name="Source_20_Text">"div#errorExplanation"</text:span> is CSS-inspired shorthand for</text:p>
        <text:p text:style-name="P6">&lt;div id="errorExplanation"&gt;...&lt;/div&gt;</text:p>
        <text:p text:style-name="Text_20_body">(Recall that CSS uses the pound sign <text:span text:style-name="Source_20_Text">#</text:span> to style ids.)</text:p>
        <text:p text:style-name="Text_20_body">Notice how natural the language is in <text:a xlink:type="simple" xlink:href="http://railstutorial.org/chapters/sign-up?version=2.3#code:signup_failure_test">Listing 8.20</text:a>. The only problem is that it doesn’t <text:span text:style-name="Emphasis">quite</text:span> test what we want: we’re not actually testing that a failed submission fails to create a new user. To do so, we need two new elements. First, Active Record models all have a <text:span text:style-name="Source_20_Text">count</text:span> method, which simply returns how many records of that type are in the database. If you cleared the database at the beginning of the chapter and then created a new user in <text:a xlink:type="simple" xlink:href="http://railstutorial.org/chapters/sign-up?version=2.3#sec:signup_success">Section 8.3</text:a>, this number should currently be <text:span text:style-name="Source_20_Text">1</text:span>:</text:p>
        <text:p text:style-name="Preformatted_20_Text">$ script/console</text:p>
        <text:p text:style-name="Preformatted_20_Text">&gt;&gt; User.count</text:p>
        <text:p text:style-name="P6">=&gt; 1</text:p>
        <text:p text:style-name="Text_20_body">Second, we need a way to wrap the test steps in a single package, and then check that it doesn’t change the <text:span text:style-name="Source_20_Text">User</text:span> count. The way to do this is to use a <text:span text:style-name="Source_20_Text">lambda</text:span>,<text:bookmark text:name="fnref:8.12"/><text:a xlink:type="simple" xlink:href="http://railstutorial.org/chapters/sign-up?version=2.3#fn:8.12">12</text:a> as shown in <text:a xlink:type="simple" xlink:href="http://railstutorial.org/chapters/sign-up?version=2.3#code:signup_failure_test_lambda">Listing 8.21</text:a>.</text:p>
        <text:section text:style-name="Sect1" text:name="code:signup_failure_test_lambda">
          <text:p text:style-name="Text_20_body"/>
        </text:section>
        <text:p text:style-name="Text_20_body">Listing 8.21. Testing signup failure with a <text:span text:style-name="Source_20_Text">lambda</text:span>. <text:line-break/><text:span text:style-name="Source_20_Text">spec/integration/users_spec.rb</text:span> <draw:frame draw:name="clippy" text:anchor-type="as-char" svg:width="1.1457in" svg:height="0.1457in" draw:z-index="31"><draw:plugin xlink:href="http://railstutorial.org/flash/clippy.swf" xlink:type="simple" xlink:show="embed" xlink:actuate="onLoad" draw:mime-type="application/x-shockwave-flash"><draw:param draw:name="bgcolor" draw:value="#ffffff"/><draw:param draw:name="flashvars" draw:value="text=require%20'spec_helper'%0A%0Adescribe%20%22Users%22%20do%0A%20%20%0A%20%20describe%20%22signup%22%20do%0A%20%20%20%20%0A%20%20%20%20describe%20%22failure%22%20do%0A%20%20%20%20%0A%20%20%20%20%20%20it%20%22should%20not%20make%20a%20new%20user%22%20do%0A%20%20%20%20%20%20%20%20lambda%20do%0A%20%20%20%20%20%20%20%20%20%20visit%20signup_path%0A%20%20%20%20%20%20%20%20%20%20click_button%0A%20%20%20%20%20%20%20%20%20%20response.should%20render_template('new')%0A%20%20%20%20%20%20%20%20%20%20response.should%20have_tag(%22div%23errorExplanation%22)%0A%20%20%20%20%20%20%20%20end.should_not%20change(User,%20:count)%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 do</text:p>
        <text:p text:style-name="Preformatted_20_Text"/>
        <text:p text:style-name="Preformatted_20_Text"><text:s text:c="2"/>describe "signup" do</text:p>
        <text:p text:style-name="Preformatted_20_Text"/>
        <text:p text:style-name="Preformatted_20_Text"><text:s text:c="4"/>describe "failure" do</text:p>
        <text:p text:style-name="Preformatted_20_Text"/>
        <text:p text:style-name="Preformatted_20_Text"><text:s text:c="6"/>it "should not make a new user" do</text:p>
        <text:p text:style-name="Preformatted_20_Text"><text:s text:c="8"/>lambda do</text:p>
        <text:p text:style-name="Preformatted_20_Text"><text:s text:c="10"/>visit signup_path</text:p>
        <text:p text:style-name="Preformatted_20_Text"><text:s text:c="10"/>click_button</text:p>
        <text:p text:style-name="Preformatted_20_Text"><text:s text:c="10"/>response.should render_template('new')</text:p>
        <text:p text:style-name="Preformatted_20_Text"><text:s text:c="10"/>response.should have_tag("div#errorExplanation")</text:p>
        <text:p text:style-name="Preformatted_20_Text"><text:s text:c="8"/>end.should_not change(User, :count)</text:p>
        <text:p text:style-name="Preformatted_20_Text"><text:s text:c="6"/>end</text:p>
        <text:p text:style-name="Preformatted_20_Text"><text:soft-page-break/><text:s text:c="4"/>end</text:p>
        <text:p text:style-name="Preformatted_20_Text"><text:s text:c="2"/>end</text:p>
        <text:p text:style-name="P6">end</text:p>
        <text:p text:style-name="Text_20_body">This wraps the signup failure steps in a <text:span text:style-name="Source_20_Text">lambda</text:span> package and verifies that <text:span text:style-name="Source_20_Text">User.count</text:span> doesn’t get changed by the operation. The <text:span text:style-name="Source_20_Text">change</text:span> method is part of RSpec, and</text:p>
        <text:p text:style-name="P6">should_not change(User, :count)</text:p>
        <text:p text:style-name="Text_20_body">verifies that the code inside the <text:span text:style-name="Source_20_Text">lambda</text:span> block doesn’t change the value of <text:span text:style-name="Source_20_Text">User.count</text:span>.</text:p>
        <text:p text:style-name="Text_20_body">This test should pass, and it provides an end-to-end verification that our signup machinery is working, at least for failed submissions.</text:p>
        <text:section text:style-name="Sect1" text:name="sec:successful_signup">
          <text:p text:style-name="Text_20_body"/>
        </text:section>
        <text:h text:style-name="Heading_20_3" text:outline-level="3"><text:bookmark text:name="sec:8.4.3"/><text:a xlink:type="simple" xlink:href="http://railstutorial.org/chapters/sign-up?version=2.3#sec:successful_signup">8.4.3 Users signup success should make a new user</text:a></text:h>
        <text:p text:style-name="Text_20_body">We come now to the integration test for successful signup. In this case, we need to fill in the signup fields with valid user data. When we do, it should change the User count by 1. <text:a xlink:type="simple" xlink:href="http://railstutorial.org/chapters/sign-up?version=2.3#code:signup_success_test">Listing 8.22</text:a> shows how to do it.</text:p>
        <text:section text:style-name="Sect1" text:name="code:signup_success_test">
          <text:p text:style-name="Text_20_body"/>
        </text:section>
        <text:p text:style-name="Text_20_body">Listing 8.22. Testing signup success. <text:line-break/><text:span text:style-name="Source_20_Text">spec/integration/users_spec.rb</text:span> <draw:frame draw:name="clippy" text:anchor-type="as-char" svg:width="1.1457in" svg:height="0.1457in" draw:z-index="32"><draw:plugin xlink:href="http://railstutorial.org/flash/clippy.swf" xlink:type="simple" xlink:show="embed" xlink:actuate="onLoad" draw:mime-type="application/x-shockwave-flash"><draw:param draw:name="bgcolor" draw:value="#ffffff"/><draw:param draw:name="flashvars" draw:value="text=require%20'spec_helper'%0A%0Adescribe%20%22Users%22%20do%0A%20%20%0A%20%20describe%20%22signup%22%20do%0A%20%20%20%20.%0A%20%20%20%20.%0A%20%20%20%20.%0A%20%20%20%20describe%20%22success%22%20do%0A%20%20%20%20%0A%20%20%20%20%20%20it%20%22should%20make%20a%20new%20user%22%20do%0A%20%20%20%20%20%20%20%20lambda%20do%0A%20%20%20%20%20%20%20%20%20%20visit%20signup_path%0A%20%20%20%20%20%20%20%20%20%20fill_in%20%22Name%22,%20%20%20%20%20%20%20%20%20:with%20=%3E%20%22Example%20User%22%0A%20%20%20%20%20%20%20%20%20%20fill_in%20%22Email%22,%20%20%20%20%20%20%20%20:with%20=%3E%20%22user@example.com%22%0A%20%20%20%20%20%20%20%20%20%20fill_in%20%22Password%22,%20%20%20%20%20:with%20=%3E%20%22foobar%22%0A%20%20%20%20%20%20%20%20%20%20fill_in%20%22Confirmation%22,%20:with%20=%3E%20%22foobar%22%0A%20%20%20%20%20%20%20%20%20%20click_button%0A%20%20%20%20%20%20%20%20%20%20response.should%20render_template('users/show')%0A%20%20%20%20%20%20%20%20end.should%20change(User,%20:count).by(1)%0A%20%20%20%20%20%20end%0A%20%20%20%20end%0A%20%20end%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 do</text:p>
        <text:p text:style-name="Preformatted_20_Text"/>
        <text:p text:style-name="Preformatted_20_Text"><text:s text:c="2"/>describe "signup" do</text:p>
        <text:p text:style-name="Preformatted_20_Text"><text:s text:c="4"/>.</text:p>
        <text:p text:style-name="Preformatted_20_Text"><text:s text:c="4"/>.</text:p>
        <text:p text:style-name="Preformatted_20_Text"><text:s text:c="4"/>.</text:p>
        <text:p text:style-name="Preformatted_20_Text"><text:s text:c="4"/>describe "success" do</text:p>
        <text:p text:style-name="Preformatted_20_Text"/>
        <text:p text:style-name="Preformatted_20_Text"><text:s text:c="6"/>it "should make a new user" do</text:p>
        <text:p text:style-name="Preformatted_20_Text"><text:s text:c="8"/>lambda do</text:p>
        <text:p text:style-name="Preformatted_20_Text"><text:s text:c="10"/>visit signup_path</text:p>
        <text:p text:style-name="Preformatted_20_Text"><text:s text:c="10"/>fill_in "Name", <text:s text:c="8"/>:with =&gt; "Example User"</text:p>
        <text:p text:style-name="Preformatted_20_Text"><text:s text:c="10"/>fill_in "Email", <text:s text:c="7"/>:with =&gt; "user@example.com"</text:p>
        <text:p text:style-name="Preformatted_20_Text"><text:s text:c="10"/>fill_in "Password", <text:s text:c="4"/>:with =&gt; "foobar"</text:p>
        <text:p text:style-name="Preformatted_20_Text"><text:s text:c="10"/>fill_in "Confirmation", :with =&gt; "foobar"</text:p>
        <text:p text:style-name="Preformatted_20_Text"><text:s text:c="10"/>click_button</text:p>
        <text:p text:style-name="Preformatted_20_Text"><text:s text:c="10"/>response.should render_template('users/show')</text:p>
        <text:p text:style-name="Preformatted_20_Text"><text:s text:c="8"/>end.should change(User, :count).by(1)</text:p>
        <text:p text:style-name="Preformatted_20_Text"><text:s text:c="6"/>end</text:p>
        <text:p text:style-name="Preformatted_20_Text"><text:s text:c="4"/>end</text:p>
        <text:p text:style-name="Preformatted_20_Text"><text:s text:c="2"/>end</text:p>
        <text:p text:style-name="P6">end</text:p>
        <text:p text:style-name="Text_20_body">By the way, although it’s not obvious from the Webrat documentation, you can use the CSS id of the text box instead of the label, so <text:span text:style-name="Source_20_Text">fill_in :user_name</text:span> also works.<text:bookmark text:name="fnref:8.13"/><text:a xlink:type="simple" xlink:href="http://railstutorial.org/chapters/sign-up?version=2.3#fn:8.13">13</text:a> (This is especially nice for forms that don’t use labels.)</text:p>
        <text:p text:style-name="Text_20_body">I hope you agree that the combination of Webrat and RSpec syntax is incredibly natural and succinct. <text:soft-page-break/>For example, to fill in a field with a value, we just use code like this:</text:p>
        <text:p text:style-name="Preformatted_20_Text">fill_in "Name", <text:s text:c="8"/>:with =&gt; "Example User"</text:p>
        <text:p text:style-name="Preformatted_20_Text">fill_in "Email", <text:s text:c="7"/>:with =&gt; "user@example.com"</text:p>
        <text:p text:style-name="Preformatted_20_Text">fill_in "Password", <text:s text:c="4"/>:with =&gt; "foobar"</text:p>
        <text:p text:style-name="P6">fill_in "Confirmation", :with =&gt; "foobar"</text:p>
        <text:p text:style-name="Text_20_body">Here the first arguments to <text:span text:style-name="Source_20_Text">fill_in</text:span> are the label values, i.e., exactly the text the user sees in the browser; there’s no need to know anything about the underlying HTML structure generated by the Rails <text:span text:style-name="Source_20_Text">form_for</text:span> helper.</text:p>
        <text:p text:style-name="Text_20_body">Finally, we come to the coup de grâce—testing that successful signup actually creates a user in the database:</text:p>
        <text:p text:style-name="Preformatted_20_Text">it "should make a new user" do</text:p>
        <text:p text:style-name="Preformatted_20_Text"><text:s text:c="2"/>lambda do</text:p>
        <text:p text:style-name="Preformatted_20_Text"><text:s text:c="4"/>.</text:p>
        <text:p text:style-name="Preformatted_20_Text"><text:s text:c="4"/>.</text:p>
        <text:p text:style-name="Preformatted_20_Text"><text:s text:c="4"/>.</text:p>
        <text:p text:style-name="P6"><text:s text:c="2"/>end.should change(User, :count).by(1)</text:p>
        <text:p text:style-name="Text_20_body">As in <text:a xlink:type="simple" xlink:href="http://railstutorial.org/chapters/sign-up?version=2.3#code:signup_failure_test_lambda">Listing 8.21</text:a>, we’ve wrapped the code for a successful signup in a <text:span text:style-name="Source_20_Text">lambda</text:span> block. In this case, instead of making sure that the User count <text:span text:style-name="Emphasis">doesn’t</text:span> change, we verify that it increases by 1 due to a User record being created in the test database.</text:p>
        <text:p text:style-name="Text_20_body">With that, our signup integration tests are complete, and we can be confident that, if users don’t join our site, it’s not because the signup form is broken.</text:p>
        <text:h text:style-name="Heading_20_2" text:outline-level="2"><text:bookmark text:name="sec:8.5"/><text:a xlink:type="simple" xlink:href="http://railstutorial.org/chapters/sign-up?version=2.3#sec:8.5">8.5 Conclusion</text:a></text:h>
        <text:p text:style-name="Text_20_body">Being able to sign up users is a major milestone for our application. Though the sample app has yet to accomplish anything useful, we have laid an essential foundation for all future development. In the next two chapters, we will complete two more major milestones: first, in <text:a xlink:type="simple" xlink:href="http://railstutorial.org/chapters/sign-in-sign-out?version=2.3#top">Chapter 9</text:a> we will complete our authentication machinery by allowing users to sign in and out of the application; second, in <text:a xlink:type="simple" xlink:href="http://railstutorial.org/chapters/updating-showing-and-deleting-users?version=2.3#top">Chapter 10</text:a> we will allow all users to update their account information and will allow site administrators to delete users, while also adding page protection to enforce a site security model, thereby completing the full suite of the Users resource REST actions from <text:a xlink:type="simple" xlink:href="http://railstutorial.org/chapters/modeling-and-viewing-users-one?version=2.3#table:RESTful_users">Table 6.2</text:a>.</text:p>
        <text:p text:style-name="Text_20_body">As usual, if you’re using Git, you should merge your changes into the <text:span text:style-name="Source_20_Text">master</text:span> branch at this point:</text:p>
        <text:p text:style-name="Preformatted_20_Text">$ git add .</text:p>
        <text:p text:style-name="Preformatted_20_Text">$ git commit -am "User signup complete"</text:p>
        <text:p text:style-name="Preformatted_20_Text">$ git checkout master</text:p>
        <text:p text:style-name="P6">$ git merge signing-up</text:p>
        <text:section text:style-name="Sect1" text:name="sec:signup_exercises">
          <text:p text:style-name="Text_20_body"/>
        </text:section>
        <text:h text:style-name="Heading_20_2" text:outline-level="2"><text:bookmark text:name="sec:8.6"/><text:a xlink:type="simple" xlink:href="http://railstutorial.org/chapters/sign-up?version=2.3#sec:signup_exercises">8.6 Exercises</text:a></text:h>
        <text:list xml:id="list815987287" text:style-name="L1">
          <text:list-item>
            <text:p text:style-name="P4"><text:span text:style-name="Strong_20_Emphasis">(advanced)</text:span> Dig into the latest Rails API to discover how the <text:span text:style-name="Source_20_Text">error_messages</text:span> method from <text:a xlink:type="simple" xlink:href="http://railstutorial.org/chapters/sign-up?version=2.3#code:f_error_messages">Listing 8.8</text:a> is implemented. </text:p>
          </text:list-item>
          <text:list-item>
            <text:p text:style-name="P4">Using the model in <text:a xlink:type="simple" xlink:href="http://railstutorial.org/chapters/sign-up?version=2.3#code:field_tests">Listing 8.23</text:a>, write tests to check for the presence of each field on the signup form. (Don’t forget the <text:span text:style-name="Source_20_Text">integrate_views</text:span> line, which is essential for this to work.) </text:p>
          </text:list-item>
          <text:list-item>
            <text:p text:style-name="P4">Oftentimes signup forms will clear the password field for failed submissions, as shown in <text:soft-page-break/><text:a xlink:type="simple" xlink:href="http://railstutorial.org/chapters/sign-up?version=2.3#fig:cleared_password">Figure 8.12</text:a>. Modify the Users controller <text:span text:style-name="Source_20_Text">create</text:span> action to replicate this behavior. <text:span text:style-name="Emphasis">Hint:</text:span> Reset <text:span text:style-name="Source_20_Text">@user.password</text:span>. </text:p>
          </text:list-item>
          <text:list-item>
            <text:p text:style-name="P1">The flash HTML in <text:a xlink:type="simple" xlink:href="http://railstutorial.org/chapters/sign-up?version=2.3#code:layout_flash">Listing 8.15</text:a> is a particularly ugly combination of HTML and ERb. Verify by running the test suite that the cleaner code in <text:a xlink:type="simple" xlink:href="http://railstutorial.org/chapters/sign-up?version=2.3#code:layout_flash_content_tag">Listing 8.24</text:a>, which uses the Rails <text:span text:style-name="Source_20_Text">content_tag</text:span> helper, also works. </text:p>
          </text:list-item>
        </text:list>
        <text:section text:style-name="Sect1" text:name="code:field_tests">
          <text:p text:style-name="Text_20_body"/>
        </text:section>
        <text:p text:style-name="Text_20_body">Listing 8.23. A template for testing for each field on the signup form. <text:line-break/><text:span text:style-name="Source_20_Text">spec/controllers/users_controller_spec.rb</text:span> <draw:frame draw:name="clippy" text:anchor-type="as-char" svg:width="1.1457in" svg:height="0.1457in" draw:z-index="33"><draw:plugin xlink:href="http://railstutorial.org/flash/clippy.swf" xlink:type="simple" xlink:show="embed" xlink:actuate="onLoad" draw:mime-type="application/x-shockwave-flash"><draw:param draw:name="bgcolor" draw:value="#ffffff"/><draw:param draw:name="flashvars" draw:value="text=require%20'spec_helper'%0A%0Adescribe%20UsersController%20do%0A%20%20integrate_views%0A%20%20.%0A%20%20.%0A%20%20.%0A%20%20describe%20%22GET%20'new'%22%20do%0A%20%20%20%20.%0A%20%20%20%20.%0A%20%20%20%20.%0A%20%20%20%20%0A%20%20%20%20it%20%22should%20have%20a%20name%20field%22%20do%0A%20%20%20%20%20%20get%20:new%0A%20%20%20%20%20%20response.should%20have_tag(%22input[name=?][type=?]%22,%20%22user[name]%22,%20%22text%22)%0A%20%20%20%20end%0A%20%20%20%20%0A%20%20%20%20it%20%22should%20have%20an%20email%20field%22%0A%20%20%20%20%0A%20%20%20%20it%20%22should%20have%20a%20password%20field%22%0A%20%20%20%20%0A%20%20%20%20it%20%22should%20have%20a%20password%20confirmation%20field%22%0A%20%20end%0A%20%20.%0A%20%20.%0A%20%20.%0Aend%0A"/><draw:param draw:name="pluginspage" draw:value="http://www.macromedia.com/go/getflashplayer"/><draw:param draw:name="allowscriptaccess" draw:value="always"/><draw:param draw:name="quality" draw:value="high"/></draw:plugin></draw:frame> </text:p>
        <text:p text:style-name="Preformatted_20_Text">require 'spec_helper'</text:p>
        <text:p text:style-name="Preformatted_20_Text"/>
        <text:p text:style-name="Preformatted_20_Text">describe UsersController do</text:p>
        <text:p text:style-name="Preformatted_20_Text"><text:s text:c="2"/>integrate_views</text:p>
        <text:p text:style-name="Preformatted_20_Text"><text:s text:c="2"/>.</text:p>
        <text:p text:style-name="Preformatted_20_Text"><text:s text:c="2"/>.</text:p>
        <text:p text:style-name="Preformatted_20_Text"><text:s text:c="2"/>.</text:p>
        <text:p text:style-name="Preformatted_20_Text"><text:s text:c="2"/>describe "GET 'new'" do</text:p>
        <text:p text:style-name="Preformatted_20_Text"><text:s text:c="4"/>.</text:p>
        <text:p text:style-name="Preformatted_20_Text"><text:s text:c="4"/>.</text:p>
        <text:p text:style-name="Preformatted_20_Text"><text:s text:c="4"/>.</text:p>
        <text:p text:style-name="Preformatted_20_Text"/>
        <text:p text:style-name="Preformatted_20_Text"><text:s text:c="4"/>it "should have a name field" do</text:p>
        <text:p text:style-name="Preformatted_20_Text"><text:s text:c="6"/>get :new</text:p>
        <text:p text:style-name="Preformatted_20_Text"><text:s text:c="6"/>response.should have_tag("input[name=?][type=?]", "user[name]", "text")</text:p>
        <text:p text:style-name="Preformatted_20_Text"><text:s text:c="4"/>end</text:p>
        <text:p text:style-name="Preformatted_20_Text"/>
        <text:p text:style-name="Preformatted_20_Text"><text:s text:c="4"/>it "should have an email field"</text:p>
        <text:p text:style-name="Preformatted_20_Text"/>
        <text:p text:style-name="Preformatted_20_Text"><text:s text:c="4"/>it "should have a password field"</text:p>
        <text:p text:style-name="Preformatted_20_Text"/>
        <text:p text:style-name="Preformatted_20_Text"><text:s text:c="4"/>it "should have a password confirmation field"</text:p>
        <text:p text:style-name="Preformatted_20_Text"><text:s text:c="2"/>end</text:p>
        <text:p text:style-name="Preformatted_20_Text"><text:s text:c="2"/>.</text:p>
        <text:p text:style-name="Preformatted_20_Text"><text:s text:c="2"/>.</text:p>
        <text:p text:style-name="Preformatted_20_Text"><text:s text:c="2"/>.</text:p>
        <text:p text:style-name="P6">end</text:p>
        <text:section text:style-name="Sect1" text:name="fig:cleared_password">
          <text:p text:style-name="Text_20_body"/>
        </text:section>
        <text:p text:style-name="P3"><draw:frame draw:style-name="fr1" draw:name="graphics12" text:anchor-type="as-char" svg:width="0.7862in" svg:height="0.3929in" draw:z-index="34"><draw:image xlink:href="http://railstutorial.org/images/figures/cleared_password.png" xlink:type="simple" xlink:show="embed" xlink:actuate="onLoad"/><svg:title>cleared_password</svg:title></draw:frame></text:p>
        <text:p text:style-name="P3">Figure 8.12: A failed signup form submission with the password field cleared. <text:a xlink:type="simple" xlink:href="http://www.railstutorial.org/images/figures/cleared_password-full.png">(full size)</text:a></text:p>
        <text:section text:style-name="Sect1" text:name="code:layout_flash_content_tag">
          <text:p text:style-name="P3"/>
        </text:section>
        <text:p text:style-name="Text_20_body">Listing 8.24. The <text:span text:style-name="Source_20_Text">flash</text:span> ERb in the site layout using <text:span text:style-name="Source_20_Text">content_tag</text:span>. <text:line-break/><text:span text:style-name="Source_20_Text">app/views/layouts/application.html.erb</text:span> <draw:frame draw:name="clippy" text:anchor-type="as-char" svg:width="1.1457in" svg:height="0.1457in" draw:z-index="35"><draw:plugin xlink:href="http://railstutorial.org/flash/clippy.swf" xlink:type="simple" xlink:show="embed" xlink:actuate="onLoad" draw:mime-type="application/x-shockwave-flash"><draw:param draw:name="bgcolor" draw:value="#ffffff"/><draw:param draw:name="flashvars" draw:value="text=%3C!DOCTYPE%20html%20PUBLIC%20%22%2D//W3C//DTD%20XHTML%201.0%20Strict//EN%22%0A%20%20%22http://www.w3.org/TR/xhtml1/DTD/xhtml1%2Dstrict.dtd%22%3E%0A%3Chtml%3E%0A%20%20%20%20%20%20.%0A%20%20%20%20%20%20.%0A%20%20%20%20%20%20.%0A%20%20%20%20%20%20%3Cdiv%20id=%22content%22%20class=%22round%22%3E%0A%20%20%20%20%20%20%20%20%3C%25%20flash.each%20do%20%7Ckey,%20value%7C%20%25%3E%0A%20%20%20%20%20%20%20%20%20%20%3C%25=%20content_tag(:div,%20value,%20:class%20=%3E%20%22flash%20%23%7Bkey%7D%22)%20%25%3E%0A%20%20%20%20%20%20%20%20%3C%25%20end%20%25%3E%20%0A%20%20%20%20%20%20%20%20%3C%25=%20yield%20%25%3E%0A%20%20%20%20%20%20%3C/div%3E%0A%20%20%20%20%20%20.%0A%20%20%20%20%20%20.%0A%20%20%20%20%20%20.%0A%3C/html%3E%0A"/><draw:param draw:name="pluginspage" draw:value="http://www.macromedia.com/go/getflashplayer"/><draw:param draw:name="allowscriptaccess" draw:value="always"/><draw:param draw:name="quality" draw:value="high"/></draw:plugin></draw:frame> </text:p>
        <text:p text:style-name="Preformatted_20_Text">&lt;!DOCTYPE html PUBLIC "-//W3C//DTD XHTML 1.0 Strict//EN"</text:p>
        <text:p text:style-name="Preformatted_20_Text"><text:s text:c="2"/>"http://www.w3.org/TR/xhtml1/DTD/xhtml1-strict.dtd"&gt;</text:p>
        <text:p text:style-name="Preformatted_20_Text">&lt;html&gt;</text:p>
        <text:p text:style-name="Preformatted_20_Text"><text:s text:c="6"/>.</text:p>
        <text:p text:style-name="Preformatted_20_Text"><text:s text:c="6"/>.</text:p>
        <text:p text:style-name="Preformatted_20_Text"><text:s text:c="6"/>.</text:p>
        <text:p text:style-name="Preformatted_20_Text"><text:s text:c="6"/>&lt;div id="content" class="round"&gt;</text:p>
        <text:p text:style-name="Preformatted_20_Text"><text:s text:c="8"/>&lt;% flash.each do |key, value| %&gt;</text:p>
        <text:p text:style-name="Preformatted_20_Text"><text:s text:c="10"/>&lt;%= content_tag(:div, value, :class =&gt; "flash #{key}") %&gt;</text:p>
        <text:p text:style-name="Preformatted_20_Text"><text:soft-page-break/><text:s text:c="8"/>&lt;% end %&gt; </text:p>
        <text:p text:style-name="Preformatted_20_Text"><text:s text:c="8"/>&lt;%= yield %&gt;</text:p>
        <text:p text:style-name="Preformatted_20_Text"><text:s text:c="6"/>&lt;/div&gt;</text:p>
        <text:p text:style-name="Preformatted_20_Text"><text:s text:c="6"/>.</text:p>
        <text:p text:style-name="Preformatted_20_Text"><text:s text:c="6"/>.</text:p>
        <text:p text:style-name="Preformatted_20_Text"><text:s text:c="6"/>.</text:p>
        <text:p text:style-name="P6">&lt;/html&gt;</text:p>
        <text:p text:style-name="Text_20_body"><text:a xlink:type="simple" xlink:href="http://railstutorial.org/chapters/modeling-and-viewing-users-two?version=2.3#top">« Chapter 7 Modeling and viewing users, part II </text:a><text:a xlink:type="simple" xlink:href="http://railstutorial.org/chapters/sign-in-sign-out?version=2.3#top">Chapter 9 Sign in, sign out » </text:a></text:p>
        <text:list xml:id="list1281585102" text:style-name="L2">
          <text:list-item>
            <text:p text:style-name="P5"><text:bookmark text:name="fn:8.1"/>If you get an error like <text:span text:style-name="Source_20_Text">views/users/new.html.erb_spec.rb fails</text:span>, remove those accursed view specs with <text:span text:style-name="Source_20_Text">$ rm -rf spec/views</text:span>. <text:a xlink:type="simple" xlink:href="http://railstutorial.org/chapters/sign-up?version=2.3#fnref:8.1">↑</text:a> </text:p>
          </text:list-item>
          <text:list-item>
            <text:p text:style-name="P5"><text:bookmark text:name="fn:8.2"/>If this code fails for you, try using <text:span text:style-name="Source_20_Text">Factory(:user, @attr)</text:span> instead. <text:a xlink:type="simple" xlink:href="http://railstutorial.org/chapters/sign-up?version=2.3#fnref:8.2">↑</text:a> </text:p>
          </text:list-item>
          <text:list-item>
            <text:p text:style-name="P5"><text:bookmark text:name="fn:8.3"/>Exactly how this happens is a bit obscure; the form variable <text:span text:style-name="Source_20_Text">f</text:span> has access to the <text:span text:style-name="Source_20_Text">@user</text:span> variable inside the block, and must at some point iterate through the user’s error messages in order to display them as HTML. Discovering exactly how <text:span text:style-name="Source_20_Text">error_messages</text:span> works is left as an exercise (<text:a xlink:type="simple" xlink:href="http://railstutorial.org/chapters/sign-up?version=2.3#sec:signup_exercises">Section 8.6</text:a>). <text:a xlink:type="simple" xlink:href="http://railstutorial.org/chapters/sign-up?version=2.3#fnref:8.3">↑</text:a> </text:p>
          </text:list-item>
          <text:list-item>
            <text:p text:style-name="P5"><text:bookmark text:name="fn:8.4"/>Password parameter filtering is enabled by default in Rails 3. <text:a xlink:type="simple" xlink:href="http://railstutorial.org/chapters/sign-up?version=2.3#fnref:8.4">↑</text:a> </text:p>
          </text:list-item>
          <text:list-item>
            <text:p text:style-name="P5"><text:bookmark text:name="fn:8.5"/>Recall from <text:a xlink:type="simple" xlink:href="http://railstutorial.org/chapters/sign-up?version=2.3#sidebar:expectation_subtlety">Box 8.1</text:a> that the <text:span text:style-name="Source_20_Text">and_return</text:span> part of the statement is not an expectation, but rather a guarantee. <text:a xlink:type="simple" xlink:href="http://railstutorial.org/chapters/sign-up?version=2.3#fnref:8.5">↑</text:a> </text:p>
          </text:list-item>
          <text:list-item>
            <text:p text:style-name="P5"><text:bookmark text:name="fn:8.6"/>In case you’re curious, the response code is <text:span text:style-name="Teletype">302</text:span>, in contrast to the “permanent” <text:span text:style-name="Teletype">301</text:span> redirect discussed briefly in <text:a xlink:type="simple" xlink:href="http://railstutorial.org/chapters/static-pages?version=2.3#sidebar:get_etc">Box 3.1</text:a>. <text:a xlink:type="simple" xlink:href="http://railstutorial.org/chapters/sign-up?version=2.3#fnref:8.6">↑</text:a> </text:p>
          </text:list-item>
          <text:list-item>
            <text:p text:style-name="P5"><text:bookmark text:name="fn:8.7"/>Note that the key <text:span text:style-name="Source_20_Text">:success</text:span> is a symbol, but Embedded Ruby automatically converts it to the string <text:span text:style-name="Source_20_Text">"success"</text:span> before inserting it into the template. <text:a xlink:type="simple" xlink:href="http://railstutorial.org/chapters/sign-up?version=2.3#fnref:8.7">↑</text:a> </text:p>
          </text:list-item>
          <text:list-item>
            <text:p text:style-name="P5"><text:bookmark text:name="fn:8.8"/>Actually, we’ll use the closely related <text:span text:style-name="Source_20_Text">flash.now</text:span>, but we’ll defer that subtlety until we need it. <text:a xlink:type="simple" xlink:href="http://railstutorial.org/chapters/sign-up?version=2.3#fnref:8.8">↑</text:a> </text:p>
          </text:list-item>
          <text:list-item>
            <text:p text:style-name="P5"><text:bookmark text:name="fn:8.9"/>Webrat is not compatible with Rails 3, but its replacement, called <text:a xlink:type="simple" xlink:href="http://github.com/jnicklas/capybara">Capybara</text:a>, has a nearly identical syntax. <text:a xlink:type="simple" xlink:href="http://railstutorial.org/chapters/sign-up?version=2.3#fnref:8.9">↑</text:a> </text:p>
          </text:list-item>
          <text:list-item>
            <text:p text:style-name="P5"><text:bookmark text:name="fn:8.10"/>If you installed Webrat as part of the exercises in <text:a xlink:type="simple" xlink:href="http://railstutorial.org/chapters/filling-in-the-layout?version=2.3#sec:layout_exercises">Section 5.5</text:a>, you can skip this section. <text:a xlink:type="simple" xlink:href="http://railstutorial.org/chapters/sign-up?version=2.3#fnref:8.10">↑</text:a> </text:p>
          </text:list-item>
          <text:list-item>
            <text:p text:style-name="P5"><text:bookmark text:name="fn:8.11"/>Note the plural; this is <text:span text:style-name="Emphasis">not</text:span> the User spec <text:span text:style-name="Source_20_Text">user_spec.rb</text:span>, which is a model test, not an integration test. <text:a xlink:type="simple" xlink:href="http://railstutorial.org/chapters/sign-up?version=2.3#fnref:8.11">↑</text:a> </text:p>
          </text:list-item>
          <text:list-item>
            <text:p text:style-name="P5"><text:bookmark text:name="fn:8.12"/>The name comes from <text:a xlink:type="simple" xlink:href="http://en.wikipedia.org/wiki/Lambda_calculus">the lambda calculus</text:a>, a mathematical system for representing functions and their operations. <text:a xlink:type="simple" xlink:href="http://railstutorial.org/chapters/sign-up?version=2.3#fnref:8.12">↑</text:a> </text:p>
          </text:list-item>
          <text:list-item>
            <text:p text:style-name="P2"><text:bookmark text:name="fn:8.13"/>You can use Firebug or your browser’s “view source” if you need to figure out the id. Or you can note that Rails uses the name of the resource and the name of the attribute separated with an underscore, yielding <text:span text:style-name="Source_20_Text">user_name</text:span>, <text:span text:style-name="Source_20_Text">user_email</text:span>, etc. <text:a xlink:type="simple" xlink:href="http://railstutorial.org/chapters/sign-up?version=2.3#fnref:8.13">↑</text:a> </text:p>
          </text:list-item>
        </text:list>
      </text:section>
      <text:section text:style-name="Sect1" text:name="book_bottom">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1" style:font-name-complex="DejaVu Sans Mono"/>
    </style:style>
    <style:style style:name="Teletype" style:family="text">
      <style:text-properties style:font-name="DejaVu Sans Mono" style:font-name-asian="DejaVu Sans1" style:font-name-complex="DejaVu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obab </meta:initial-creator>
    <meta:creation-date>2011-02-04T10:53:58</meta:creation-date>
    <meta:document-statistic meta:table-count="0" meta:image-count="12" meta:object-count="24" meta:page-count="24" meta:paragraph-count="700" meta:word-count="6800" meta:character-count="44556"/>
    <dc:date>2011-02-04T10:57:13</dc:date>
    <dc:creator>baobab </dc:creator>
    <meta:editing-duration>PT00H03M23S</meta:editing-duration>
    <meta:editing-cycles>1</meta:editing-cycles>
    <meta:generator>OpenOffice.org/3.2$Linux OpenOffice.org_project/320m12$Build-9483</meta:generator>
  </office:meta>
</office:document-meta>
</file>